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ab_water_2g" table:style-name="ta1">
        <table:shapes>
          <draw:frame draw:z-index="0" draw:style-name="gr1" draw:text-style-name="P1" svg:width="21.036cm" svg:height="10.971cm" svg:x="26.541cm" svg:y="1.6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4662" calcext:value-type="float">
            <text:p>4.14662E-01</text:p>
          </table:table-cell>
          <table:table-cell table:formula="of:=[.C4]/[.$C$105]" office:value-type="float" office:value="0.0122816211248219" calcext:value-type="float">
            <text:p>1.2281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1234691" calcext:value-type="float">
            <text:p>1.23469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531598186546403" calcext:value-type="float">
            <text:p>-0.53159818654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18748" calcext:value-type="float">
            <text:p>4.18748E-01</text:p>
          </table:table-cell>
          <table:table-cell table:formula="of:=[.C5]/[.$C$105]" office:value-type="float" office:value="0.0124026418692259" calcext:value-type="float">
            <text:p>1.24026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1233701" calcext:value-type="float">
            <text:p>1.23370E-02</text:p>
          </table:table-cell>
          <table:table-cell/>
          <table:table-cell table:formula="of:=100*([.D5]-[.H5])/[.D5]" office:value-type="float" office:value="0.529176524791274" calcext:value-type="float">
            <text:p>0.529176524791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18714" calcext:value-type="float">
            <text:p>4.18714E-01</text:p>
          </table:table-cell>
          <table:table-cell table:formula="of:=[.C6]/[.$C$105]" office:value-type="float" office:value="0.012401634843942" calcext:value-type="float">
            <text:p>1.24016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1231722" calcext:value-type="float">
            <text:p>1.23172E-02</text:p>
          </table:table-cell>
          <table:table-cell/>
          <table:table-cell table:formula="of:=100*([.D6]-[.H6])/[.D6]" office:value-type="float" office:value="0.68067512875757" calcext:value-type="float">
            <text:p>0.68067512875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18584" calcext:value-type="float">
            <text:p>4.18584E-01</text:p>
          </table:table-cell>
          <table:table-cell table:formula="of:=[.C7]/[.$C$105]" office:value-type="float" office:value="0.0123977844531509" calcext:value-type="float">
            <text:p>1.23978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1228751" calcext:value-type="float">
            <text:p>1.22875E-02</text:p>
          </table:table-cell>
          <table:table-cell/>
          <table:table-cell table:formula="of:=100*([.D7]-[.H7])/[.D7]" office:value-type="float" office:value="0.889469030274199" calcext:value-type="float">
            <text:p>0.889469030274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5983" calcext:value-type="float">
            <text:p>4.15983E-01</text:p>
          </table:table-cell>
          <table:table-cell table:formula="of:=[.C8]/[.$C$105]" office:value-type="float" office:value="0.0123207470189379" calcext:value-type="float">
            <text:p>1.23207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1224786" calcext:value-type="float">
            <text:p>1.22479E-02</text:p>
          </table:table-cell>
          <table:table-cell/>
          <table:table-cell table:formula="of:=100*([.D8]-[.H8])/[.D8]" office:value-type="float" office:value="0.591579543235659" calcext:value-type="float">
            <text:p>0.591579543235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3409" calcext:value-type="float">
            <text:p>4.13409E-01</text:p>
          </table:table-cell>
          <table:table-cell table:formula="of:=[.C9]/[.$C$105]" office:value-type="float" office:value="0.0122445092812737" calcext:value-type="float">
            <text:p>1.22445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1219825" calcext:value-type="float">
            <text:p>1.21983E-02</text:p>
          </table:table-cell>
          <table:table-cell/>
          <table:table-cell table:formula="of:=100*([.D9]-[.H9])/[.D9]" office:value-type="float" office:value="0.377796122417493" calcext:value-type="float">
            <text:p>0.377796122417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09853" calcext:value-type="float">
            <text:p>4.09853E-01</text:p>
          </table:table-cell>
          <table:table-cell table:formula="of:=[.C10]/[.$C$105]" office:value-type="float" office:value="0.0121391862839413" calcext:value-type="float">
            <text:p>1.21392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1213864" calcext:value-type="float">
            <text:p>1.21386E-02</text:p>
          </table:table-cell>
          <table:table-cell/>
          <table:table-cell table:formula="of:=100*([.D10]-[.H10])/[.D10]" office:value-type="float" office:value="0.00450016935631978" calcext:value-type="float">
            <text:p>0.00450016935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11727" calcext:value-type="float">
            <text:p>4.11727E-01</text:p>
          </table:table-cell>
          <table:table-cell table:formula="of:=[.C11]/[.$C$105]" office:value-type="float" office:value="0.0121946911481148" calcext:value-type="float">
            <text:p>1.21947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12069" calcext:value-type="float">
            <text:p>1.20690E-02</text:p>
          </table:table-cell>
          <table:table-cell/>
          <table:table-cell table:formula="of:=100*([.D11]-[.H11])/[.D11]" office:value-type="float" office:value="1.03070382503454" calcext:value-type="float">
            <text:p>1.03070382503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07494" calcext:value-type="float">
            <text:p>4.07494E-01</text:p>
          </table:table-cell>
          <table:table-cell table:formula="of:=[.C12]/[.$C$105]" office:value-type="float" office:value="0.0120693165002778" calcext:value-type="float">
            <text:p>1.2069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1198928" calcext:value-type="float">
            <text:p>1.19893E-02</text:p>
          </table:table-cell>
          <table:table-cell/>
          <table:table-cell table:formula="of:=100*([.D12]-[.H12])/[.D12]" office:value-type="float" office:value="0.663140288648174" calcext:value-type="float">
            <text:p>0.663140288648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404366" calcext:value-type="float">
            <text:p>4.04366E-01</text:p>
          </table:table-cell>
          <table:table-cell table:formula="of:=[.C13]/[.$C$105]" office:value-type="float" office:value="0.0119766701741654" calcext:value-type="float">
            <text:p>1.19767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1189944" calcext:value-type="float">
            <text:p>1.18994E-02</text:p>
          </table:table-cell>
          <table:table-cell/>
          <table:table-cell table:formula="of:=100*([.D13]-[.H13])/[.D13]" office:value-type="float" office:value="0.644838448769675" calcext:value-type="float">
            <text:p>0.644838448769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399302" calcext:value-type="float">
            <text:p>3.99302E-01</text:p>
          </table:table-cell>
          <table:table-cell table:formula="of:=[.C14]/[.$C$105]" office:value-type="float" office:value="0.0118266826436559" calcext:value-type="float">
            <text:p>1.18267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1179942" calcext:value-type="float">
            <text:p>1.17994E-02</text:p>
          </table:table-cell>
          <table:table-cell/>
          <table:table-cell table:formula="of:=100*([.D14]-[.H14])/[.D14]" office:value-type="float" office:value="0.230518096049105" calcext:value-type="float">
            <text:p>0.230518096049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396244" calcext:value-type="float">
            <text:p>3.96244E-01</text:p>
          </table:table-cell>
          <table:table-cell table:formula="of:=[.C15]/[.$C$105]" office:value-type="float" office:value="0.0117361096048925" calcext:value-type="float">
            <text:p>1.1736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1168919" calcext:value-type="float">
            <text:p>1.16892E-02</text:p>
          </table:table-cell>
          <table:table-cell/>
          <table:table-cell table:formula="of:=100*([.D15]-[.H15])/[.D15]" office:value-type="float" office:value="0.399788400689214" calcext:value-type="float">
            <text:p>0.399788400689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89314" calcext:value-type="float">
            <text:p>3.89314E-01</text:p>
          </table:table-cell>
          <table:table-cell table:formula="of:=[.C16]/[.$C$105]" office:value-type="float" office:value="0.0115308541573352" calcext:value-type="float">
            <text:p>1.15309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1156868" calcext:value-type="float">
            <text:p>1.15687E-02</text:p>
          </table:table-cell>
          <table:table-cell/>
          <table:table-cell table:formula="of:=100*([.D16]-[.H16])/[.D16]" office:value-type="float" office:value="-0.328040248785297" calcext:value-type="float">
            <text:p>-0.328040248785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382751" calcext:value-type="float">
            <text:p>3.82751E-01</text:p>
          </table:table-cell>
          <table:table-cell table:formula="of:=[.C17]/[.$C$105]" office:value-type="float" office:value="0.0113364686591651" calcext:value-type="float">
            <text:p>1.13365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1143786" calcext:value-type="float">
            <text:p>1.14379E-02</text:p>
          </table:table-cell>
          <table:table-cell/>
          <table:table-cell table:formula="of:=100*([.D17]-[.H17])/[.D17]" office:value-type="float" office:value="-0.894382050383148" calcext:value-type="float">
            <text:p>-0.894382050383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370994" calcext:value-type="float">
            <text:p>3.70994E-01</text:p>
          </table:table-cell>
          <table:table-cell table:formula="of:=[.C18]/[.$C$105]" office:value-type="float" office:value="0.0109882452396945" calcext:value-type="float">
            <text:p>1.09882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1129668" calcext:value-type="float">
            <text:p>1.12967E-02</text:p>
          </table:table-cell>
          <table:table-cell/>
          <table:table-cell table:formula="of:=100*([.D18]-[.H18])/[.D18]" office:value-type="float" office:value="-2.80695191613772" calcext:value-type="float">
            <text:p>-2.80695191613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366159" calcext:value-type="float">
            <text:p>3.66159E-01</text:p>
          </table:table-cell>
          <table:table-cell table:formula="of:=[.C19]/[.$C$105]" office:value-type="float" office:value="0.0108450403206556" calcext:value-type="float">
            <text:p>1.08450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1114509" calcext:value-type="float">
            <text:p>1.11451E-02</text:p>
          </table:table-cell>
          <table:table-cell/>
          <table:table-cell table:formula="of:=100*([.D19]-[.H19])/[.D19]" office:value-type="float" office:value="-2.7666995278289" calcext:value-type="float">
            <text:p>-2.7666995278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361164" calcext:value-type="float">
            <text:p>3.61164E-01</text:p>
          </table:table-cell>
          <table:table-cell table:formula="of:=[.C20]/[.$C$105]" office:value-type="float" office:value="0.0106970964591045" calcext:value-type="float">
            <text:p>1.06971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1098307" calcext:value-type="float">
            <text:p>1.09831E-02</text:p>
          </table:table-cell>
          <table:table-cell/>
          <table:table-cell table:formula="of:=100*([.D20]-[.H20])/[.D20]" office:value-type="float" office:value="-2.67337535927419" calcext:value-type="float">
            <text:p>-2.67337535927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356655" calcext:value-type="float">
            <text:p>3.56655E-01</text:p>
          </table:table-cell>
          <table:table-cell table:formula="of:=[.C21]/[.$C$105]" office:value-type="float" office:value="0.0105635471354341" calcext:value-type="float">
            <text:p>1.05635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1081059" calcext:value-type="float">
            <text:p>1.08106E-02</text:p>
          </table:table-cell>
          <table:table-cell/>
          <table:table-cell table:formula="of:=100*([.D21]-[.H21])/[.D21]" office:value-type="float" office:value="-2.33863551133531" calcext:value-type="float">
            <text:p>-2.33863551133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35163" calcext:value-type="float">
            <text:p>3.51630E-01</text:p>
          </table:table-cell>
          <table:table-cell table:formula="of:=[.C22]/[.$C$105]" office:value-type="float" office:value="0.010414714722162" calcext:value-type="float">
            <text:p>1.04147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1062763" calcext:value-type="float">
            <text:p>1.06276E-02</text:p>
          </table:table-cell>
          <table:table-cell/>
          <table:table-cell table:formula="of:=100*([.D22]-[.H22])/[.D22]" office:value-type="float" office:value="-2.04436975489036" calcext:value-type="float">
            <text:p>-2.04436975489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46707" calcext:value-type="float">
            <text:p>3.46707E-01</text:p>
          </table:table-cell>
          <table:table-cell table:formula="of:=[.C23]/[.$C$105]" office:value-type="float" office:value="0.0102689033847414" calcext:value-type="float">
            <text:p>1.02689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1043419" calcext:value-type="float">
            <text:p>1.04342E-02</text:p>
          </table:table-cell>
          <table:table-cell/>
          <table:table-cell table:formula="of:=100*([.D23]-[.H23])/[.D23]" office:value-type="float" office:value="-1.60958389679844" calcext:value-type="float">
            <text:p>-1.60958389679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41007" calcext:value-type="float">
            <text:p>3.41007E-01</text:p>
          </table:table-cell>
          <table:table-cell table:formula="of:=[.C24]/[.$C$105]" office:value-type="float" office:value="0.0101000785577462" calcext:value-type="float">
            <text:p>1.01001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1023026" calcext:value-type="float">
            <text:p>1.02303E-02</text:p>
          </table:table-cell>
          <table:table-cell/>
          <table:table-cell table:formula="of:=100*([.D24]-[.H24])/[.D24]" office:value-type="float" office:value="-1.28891514565447" calcext:value-type="float">
            <text:p>-1.28891514565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33439" calcext:value-type="float">
            <text:p>3.34390E-01</text:p>
          </table:table-cell>
          <table:table-cell table:formula="of:=[.C25]/[.$C$105]" office:value-type="float" office:value="0.00990409366647827" calcext:value-type="float">
            <text:p>9.9040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1001588" calcext:value-type="float">
            <text:p>1.00159E-02</text:p>
          </table:table-cell>
          <table:table-cell/>
          <table:table-cell table:formula="of:=100*([.D25]-[.H25])/[.D25]" office:value-type="float" office:value="-1.12868816962109" calcext:value-type="float">
            <text:p>-1.1286881696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327575" calcext:value-type="float">
            <text:p>3.27575E-01</text:p>
          </table:table-cell>
          <table:table-cell table:formula="of:=[.C26]/[.$C$105]" office:value-type="float" office:value="0.00970224433385155" calcext:value-type="float">
            <text:p>9.7022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9791069" calcext:value-type="float">
            <text:p>9.79107E-03</text:p>
          </table:table-cell>
          <table:table-cell/>
          <table:table-cell table:formula="of:=100*([.D26]-[.H26])/[.D26]" office:value-type="float" office:value="-0.91550638277107" calcext:value-type="float">
            <text:p>-0.91550638277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320673" calcext:value-type="float">
            <text:p>3.20673E-01</text:p>
          </table:table-cell>
          <table:table-cell table:formula="of:=[.C27]/[.$C$105]" office:value-type="float" office:value="0.00949781820123385" calcext:value-type="float">
            <text:p>9.4978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9555885" calcext:value-type="float">
            <text:p>9.55589E-03</text:p>
          </table:table-cell>
          <table:table-cell/>
          <table:table-cell table:formula="of:=100*([.D27]-[.H27])/[.D27]" office:value-type="float" office:value="-0.61136986975189" calcext:value-type="float">
            <text:p>-0.61136986975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311897" calcext:value-type="float">
            <text:p>3.11897E-01</text:p>
          </table:table-cell>
          <table:table-cell table:formula="of:=[.C28]/[.$C$105]" office:value-type="float" office:value="0.00923788720444263" calcext:value-type="float">
            <text:p>9.23789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9310396" calcext:value-type="float">
            <text:p>9.31040E-03</text:p>
          </table:table-cell>
          <table:table-cell/>
          <table:table-cell table:formula="of:=100*([.D28]-[.H28])/[.D28]" office:value-type="float" office:value="-0.784906699472328" calcext:value-type="float">
            <text:p>-0.784906699472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306279" calcext:value-type="float">
            <text:p>3.06279E-01</text:p>
          </table:table-cell>
          <table:table-cell table:formula="of:=[.C29]/[.$C$105]" office:value-type="float" office:value="0.0090714910854849" calcext:value-type="float">
            <text:p>9.07149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9054691" calcext:value-type="float">
            <text:p>9.05469E-03</text:p>
          </table:table-cell>
          <table:table-cell/>
          <table:table-cell table:formula="of:=100*([.D29]-[.H29])/[.D29]" office:value-type="float" office:value="0.185196516499745" calcext:value-type="float">
            <text:p>0.185196516499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301067" calcext:value-type="float">
            <text:p>3.01067E-01</text:p>
          </table:table-cell>
          <table:table-cell table:formula="of:=[.C30]/[.$C$105]" office:value-type="float" office:value="0.00891712003315175" calcext:value-type="float">
            <text:p>8.91712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878888" calcext:value-type="float">
            <text:p>8.78888E-03</text:p>
          </table:table-cell>
          <table:table-cell/>
          <table:table-cell table:formula="of:=100*([.D30]-[.H30])/[.D30]" office:value-type="float" office:value="1.43813285763766" calcext:value-type="float">
            <text:p>1.438132857637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295288" calcext:value-type="float">
            <text:p>2.95288E-01</text:p>
          </table:table-cell>
          <table:table-cell table:formula="of:=[.C31]/[.$C$105]" office:value-type="float" office:value="0.00874595535329117" calcext:value-type="float">
            <text:p>8.74596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8513095" calcext:value-type="float">
            <text:p>8.51310E-03</text:p>
          </table:table-cell>
          <table:table-cell/>
          <table:table-cell table:formula="of:=100*([.D31]-[.H31])/[.D31]" office:value-type="float" office:value="2.66249190494144" calcext:value-type="float">
            <text:p>2.6624919049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287646" calcext:value-type="float">
            <text:p>2.87646E-01</text:p>
          </table:table-cell>
          <table:table-cell table:formula="of:=[.C32]/[.$C$105]" office:value-type="float" office:value="0.00851961161155479" calcext:value-type="float">
            <text:p>8.51961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8227489" calcext:value-type="float">
            <text:p>8.22749E-03</text:p>
          </table:table-cell>
          <table:table-cell/>
          <table:table-cell table:formula="of:=100*([.D32]-[.H32])/[.D32]" office:value-type="float" office:value="3.42882545442095" calcext:value-type="float">
            <text:p>3.42882545442095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278541" calcext:value-type="float">
            <text:p>2.78541E-01</text:p>
          </table:table-cell>
          <table:table-cell table:formula="of:=[.C33]/[.$C$105]" office:value-type="float" office:value="0.00824993616422298" calcext:value-type="float">
            <text:p>8.2499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793224" calcext:value-type="float">
            <text:p>7.93224E-03</text:p>
          </table:table-cell>
          <table:table-cell/>
          <table:table-cell table:formula="of:=100*([.D33]-[.H33])/[.D33]" office:value-type="float" office:value="3.85089239357652" calcext:value-type="float">
            <text:p>3.8508923935765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268792" calcext:value-type="float">
            <text:p>2.68792E-01</text:p>
          </table:table-cell>
          <table:table-cell table:formula="of:=[.C34]/[.$C$105]" office:value-type="float" office:value="0.00796118647327978" calcext:value-type="float">
            <text:p>7.9611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7627549" calcext:value-type="float">
            <text:p>7.62755E-03</text:p>
          </table:table-cell>
          <table:table-cell/>
          <table:table-cell table:formula="of:=100*([.D34]-[.H34])/[.D34]" office:value-type="float" office:value="4.19080088626956" calcext:value-type="float">
            <text:p>4.19080088626956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3068" calcext:value-type="float">
            <text:p>8.46307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256874" calcext:value-type="float">
            <text:p>2.56874E-01</text:p>
          </table:table-cell>
          <table:table-cell table:formula="of:=[.C35]/[.$C$105]" office:value-type="float" office:value="0.0076081944929063" calcext:value-type="float">
            <text:p>7.60819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7313644" calcext:value-type="float">
            <text:p>7.31364E-03</text:p>
          </table:table-cell>
          <table:table-cell/>
          <table:table-cell table:formula="of:=100*([.D35]-[.H35])/[.D35]" office:value-type="float" office:value="3.87149005169273" calcext:value-type="float">
            <text:p>3.87149005169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47967" calcext:value-type="float">
            <text:p>2.47967E-01</text:p>
          </table:table-cell>
          <table:table-cell table:formula="of:=[.C36]/[.$C$105]" office:value-type="float" office:value="0.00734438348693327" calcext:value-type="float">
            <text:p>7.3443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6990776" calcext:value-type="float">
            <text:p>6.99078E-03</text:p>
          </table:table-cell>
          <table:table-cell/>
          <table:table-cell table:formula="of:=100*([.D36]-[.H36])/[.D36]" office:value-type="float" office:value="4.81466535022837" calcext:value-type="float">
            <text:p>4.81466535022837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353188149520965" calcext:value-type="float">
            <text:p>-0.03531881495209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235752" calcext:value-type="float">
            <text:p>2.35752E-01</text:p>
          </table:table-cell>
          <table:table-cell table:formula="of:=[.C37]/[.$C$105]" office:value-type="float" office:value="0.00698259484452162" calcext:value-type="float">
            <text:p>6.98259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6659222" calcext:value-type="float">
            <text:p>6.65922E-03</text:p>
          </table:table-cell>
          <table:table-cell/>
          <table:table-cell table:formula="of:=100*([.D37]-[.H37])/[.D37]" office:value-type="float" office:value="4.63112713428203" calcext:value-type="float">
            <text:p>4.63112713428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22294" calcext:value-type="float">
            <text:p>2.22940E-01</text:p>
          </table:table-cell>
          <table:table-cell table:formula="of:=[.C38]/[.$C$105]" office:value-type="float" office:value="0.00660312402286152" calcext:value-type="float">
            <text:p>6.60312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6319285" calcext:value-type="float">
            <text:p>6.31929E-03</text:p>
          </table:table-cell>
          <table:table-cell/>
          <table:table-cell table:formula="of:=100*([.D38]-[.H38])/[.D38]" office:value-type="float" office:value="4.29855659046853" calcext:value-type="float">
            <text:p>4.29855659046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211174" calcext:value-type="float">
            <text:p>2.11174E-01</text:p>
          </table:table-cell>
          <table:table-cell table:formula="of:=[.C39]/[.$C$105]" office:value-type="float" office:value="0.00625463403787458" calcext:value-type="float">
            <text:p>6.25463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5971292" calcext:value-type="float">
            <text:p>5.97129E-03</text:p>
          </table:table-cell>
          <table:table-cell/>
          <table:table-cell table:formula="of:=100*([.D39]-[.H39])/[.D39]" office:value-type="float" office:value="4.53011377098676" calcext:value-type="float">
            <text:p>4.53011377098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198094" calcext:value-type="float">
            <text:p>1.98094E-01</text:p>
          </table:table-cell>
          <table:table-cell table:formula="of:=[.C40]/[.$C$105]" office:value-type="float" office:value="0.00586722548750664" calcext:value-type="float">
            <text:p>5.8672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5615598" calcext:value-type="float">
            <text:p>5.61560E-03</text:p>
          </table:table-cell>
          <table:table-cell/>
          <table:table-cell table:formula="of:=100*([.D40]-[.H40])/[.D40]" office:value-type="float" office:value="4.28869638711591" calcext:value-type="float">
            <text:p>4.28869638711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84128" calcext:value-type="float">
            <text:p>1.84128E-01</text:p>
          </table:table-cell>
          <table:table-cell table:formula="of:=[.C41]/[.$C$105]" office:value-type="float" office:value="0.00545357504297769" calcext:value-type="float">
            <text:p>5.453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5252579" calcext:value-type="float">
            <text:p>5.25258E-03</text:p>
          </table:table-cell>
          <table:table-cell/>
          <table:table-cell table:formula="of:=100*([.D41]-[.H41])/[.D41]" office:value-type="float" office:value="3.68558315222056" calcext:value-type="float">
            <text:p>3.68558315222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171356" calcext:value-type="float">
            <text:p>1.71356E-01</text:p>
          </table:table-cell>
          <table:table-cell table:formula="of:=[.C42]/[.$C$105]" office:value-type="float" office:value="0.00507528895694563" calcext:value-type="float">
            <text:p>5.07529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4882636" calcext:value-type="float">
            <text:p>4.88264E-03</text:p>
          </table:table-cell>
          <table:table-cell/>
          <table:table-cell table:formula="of:=100*([.D42]-[.H42])/[.D42]" office:value-type="float" office:value="3.79590124976003" calcext:value-type="float">
            <text:p>3.79590124976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16018" calcext:value-type="float">
            <text:p>1.60180E-01</text:p>
          </table:table-cell>
          <table:table-cell table:formula="of:=[.C43]/[.$C$105]" office:value-type="float" office:value="0.00474427382247223" calcext:value-type="float">
            <text:p>4.74427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4506196" calcext:value-type="float">
            <text:p>4.50620E-03</text:p>
          </table:table-cell>
          <table:table-cell/>
          <table:table-cell table:formula="of:=100*([.D43]-[.H43])/[.D43]" office:value-type="float" office:value="5.01821419633338" calcext:value-type="float">
            <text:p>5.01821419633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145323" calcext:value-type="float">
            <text:p>1.45323E-01</text:p>
          </table:table-cell>
          <table:table-cell table:formula="of:=[.C44]/[.$C$105]" office:value-type="float" office:value="0.00430423339182877" calcext:value-type="float">
            <text:p>4.3042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4123704" calcext:value-type="float">
            <text:p>4.12370E-03</text:p>
          </table:table-cell>
          <table:table-cell/>
          <table:table-cell table:formula="of:=100*([.D44]-[.H44])/[.D44]" office:value-type="float" office:value="4.19422869056045" calcext:value-type="float">
            <text:p>4.19422869056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134054" calcext:value-type="float">
            <text:p>1.34054E-01</text:p>
          </table:table-cell>
          <table:table-cell table:formula="of:=[.C45]/[.$C$105]" office:value-type="float" office:value="0.00397046374702018" calcext:value-type="float">
            <text:p>3.9704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3735631" calcext:value-type="float">
            <text:p>3.73563E-03</text:p>
          </table:table-cell>
          <table:table-cell/>
          <table:table-cell table:formula="of:=100*([.D45]-[.H45])/[.D45]" office:value-type="float" office:value="5.91449165595379" calcext:value-type="float">
            <text:p>5.91449165595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12038" calcext:value-type="float">
            <text:p>1.20380E-01</text:p>
          </table:table-cell>
          <table:table-cell table:formula="of:=[.C46]/[.$C$105]" office:value-type="float" office:value="0.0035654618725759" calcext:value-type="float">
            <text:p>3.5654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3342468" calcext:value-type="float">
            <text:p>3.34247E-03</text:p>
          </table:table-cell>
          <table:table-cell/>
          <table:table-cell table:formula="of:=100*([.D46]-[.H46])/[.D46]" office:value-type="float" office:value="6.25427730110019" calcext:value-type="float">
            <text:p>6.25427730110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106938" calcext:value-type="float">
            <text:p>1.06938E-01</text:p>
          </table:table-cell>
          <table:table-cell table:formula="of:=[.C47]/[.$C$105]" office:value-type="float" office:value="0.00316733146477422" calcext:value-type="float">
            <text:p>3.16733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2944734" calcext:value-type="float">
            <text:p>2.94473E-03</text:p>
          </table:table-cell>
          <table:table-cell/>
          <table:table-cell table:formula="of:=100*([.D47]-[.H47])/[.D47]" office:value-type="float" office:value="7.02791820969365" calcext:value-type="float">
            <text:p>7.02791820969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936128" calcext:value-type="float">
            <text:p>9.36128E-02</text:p>
          </table:table-cell>
          <table:table-cell table:formula="of:=[.C48]/[.$C$105]" office:value-type="float" office:value="0.00277266048500642" calcext:value-type="float">
            <text:p>2.77266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254299" calcext:value-type="float">
            <text:p>2.54299E-03</text:p>
          </table:table-cell>
          <table:table-cell/>
          <table:table-cell table:formula="of:=100*([.D48]-[.H48])/[.D48]" office:value-type="float" office:value="8.28339734519958" calcext:value-type="float">
            <text:p>8.28339734519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78247" calcext:value-type="float">
            <text:p>7.82470E-02</text:p>
          </table:table-cell>
          <table:table-cell table:formula="of:=[.C49]/[.$C$105]" office:value-type="float" office:value="0.00231755021717433" calcext:value-type="float">
            <text:p>2.317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2137886" calcext:value-type="float">
            <text:p>2.13789E-03</text:p>
          </table:table-cell>
          <table:table-cell/>
          <table:table-cell table:formula="of:=100*([.D49]-[.H49])/[.D49]" office:value-type="float" office:value="7.75233329758813" calcext:value-type="float">
            <text:p>7.75233329758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626745" calcext:value-type="float">
            <text:p>6.26745E-02</text:p>
          </table:table-cell>
          <table:table-cell table:formula="of:=[.C50]/[.$C$105]" office:value-type="float" office:value="0.00185631782798437" calcext:value-type="float">
            <text:p>1.85632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730296" calcext:value-type="float">
            <text:p>1.73030E-03</text:p>
          </table:table-cell>
          <table:table-cell/>
          <table:table-cell table:formula="of:=100*([.D50]-[.H50])/[.D50]" office:value-type="float" office:value="6.78880664100518" calcext:value-type="float">
            <text:p>6.78880664100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466902" calcext:value-type="float">
            <text:p>4.66902E-02</text:p>
          </table:table-cell>
          <table:table-cell table:formula="of:=[.C51]/[.$C$105]" office:value-type="float" office:value="0.00138288858550376" calcext:value-type="float">
            <text:p>1.38289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21716" calcext:value-type="float">
            <text:p>1.32172E-03</text:p>
          </table:table-cell>
          <table:table-cell/>
          <table:table-cell table:formula="of:=100*([.D51]-[.H51])/[.D51]" office:value-type="float" office:value="4.42353680151894" calcext:value-type="float">
            <text:p>4.42353680151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343234" calcext:value-type="float">
            <text:p>3.43234E-02</text:p>
          </table:table-cell>
          <table:table-cell table:formula="of:=[.C52]/[.$C$105]" office:value-type="float" office:value="0.00101660387138371" calcext:value-type="float">
            <text:p>1.01660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9154094" calcext:value-type="float">
            <text:p>9.15409E-04</text:p>
          </table:table-cell>
          <table:table-cell/>
          <table:table-cell table:formula="of:=100*([.D52]-[.H52])/[.D52]" office:value-type="float" office:value="9.95416939008668" calcext:value-type="float">
            <text:p>9.95416939008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191054" calcext:value-type="float">
            <text:p>1.91054E-02</text:p>
          </table:table-cell>
          <table:table-cell table:formula="of:=[.C53]/[.$C$105]" office:value-type="float" office:value="0.000565871201697221" calcext:value-type="float">
            <text:p>5.65871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5197219" calcext:value-type="float">
            <text:p>5.19722E-04</text:p>
          </table:table-cell>
          <table:table-cell/>
          <table:table-cell table:formula="of:=100*([.D53]-[.H53])/[.D53]" office:value-type="float" office:value="8.15544271537508" calcext:value-type="float">
            <text:p>8.1554427153750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592997" calcext:value-type="float">
            <text:p>5.92997E-01</text:p>
          </table:table-cell>
          <table:table-cell table:formula="of:=[.C54]/[.$C$105]" office:value-type="float" office:value="0.0175636168304693" calcext:value-type="float">
            <text:p>1.75636E-02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1781613" calcext:value-type="float">
            <text:p>1.78161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1.43770598031203" calcext:value-type="float">
            <text:p>-1.43770598031203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592213" calcext:value-type="float">
            <text:p>5.92213E-01</text:p>
          </table:table-cell>
          <table:table-cell table:formula="of:=[.C55]/[.$C$105]" office:value-type="float" office:value="0.0175403960121597" calcext:value-type="float">
            <text:p>1.75404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1780183" calcext:value-type="float">
            <text:p>1.78018E-02</text:p>
          </table:table-cell>
          <table:table-cell/>
          <table:table-cell table:formula="of:=100*([.D55]-[.H55])/[.D55]" office:value-type="float" office:value="-1.49046798977075" calcext:value-type="float">
            <text:p>-1.49046798977075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594534" calcext:value-type="float">
            <text:p>5.94534E-01</text:p>
          </table:table-cell>
          <table:table-cell table:formula="of:=[.C56]/[.$C$105]" office:value-type="float" office:value="0.0176091402969766" calcext:value-type="float">
            <text:p>1.76091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1777322" calcext:value-type="float">
            <text:p>1.77732E-02</text:p>
          </table:table-cell>
          <table:table-cell/>
          <table:table-cell table:formula="of:=100*([.D56]-[.H56])/[.D56]" office:value-type="float" office:value="-0.931787130184968" calcext:value-type="float">
            <text:p>-0.931787130184968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592939" calcext:value-type="float">
            <text:p>5.92939E-01</text:p>
          </table:table-cell>
          <table:table-cell table:formula="of:=[.C57]/[.$C$105]" office:value-type="float" office:value="0.0175618989638086" calcext:value-type="float">
            <text:p>1.7561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1773028" calcext:value-type="float">
            <text:p>1.77303E-02</text:p>
          </table:table-cell>
          <table:table-cell/>
          <table:table-cell table:formula="of:=100*([.D57]-[.H57])/[.D57]" office:value-type="float" office:value="-0.958786043231434" calcext:value-type="float">
            <text:p>-0.958786043231434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590745" calcext:value-type="float">
            <text:p>5.90745E-01</text:p>
          </table:table-cell>
          <table:table-cell table:formula="of:=[.C58]/[.$C$105]" office:value-type="float" office:value="0.0174969162146108" calcext:value-type="float">
            <text:p>1.74969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767298" calcext:value-type="float">
            <text:p>1.76730E-02</text:p>
          </table:table-cell>
          <table:table-cell/>
          <table:table-cell table:formula="of:=100*([.D58]-[.H58])/[.D58]" office:value-type="float" office:value="-1.00625609238606" calcext:value-type="float">
            <text:p>-1.0062560923860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58947" calcext:value-type="float">
            <text:p>5.89470E-01</text:p>
          </table:table-cell>
          <table:table-cell table:formula="of:=[.C59]/[.$C$105]" office:value-type="float" office:value="0.0174591527664671" calcext:value-type="float">
            <text:p>1.7459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760128" calcext:value-type="float">
            <text:p>1.76013E-02</text:p>
          </table:table-cell>
          <table:table-cell/>
          <table:table-cell table:formula="of:=100*([.D59]-[.H59])/[.D59]" office:value-type="float" office:value="-0.814055730160296" calcext:value-type="float">
            <text:p>-0.814055730160296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589809" calcext:value-type="float">
            <text:p>5.89809E-01</text:p>
          </table:table-cell>
          <table:table-cell table:formula="of:=[.C60]/[.$C$105]" office:value-type="float" office:value="0.0174691934009147" calcext:value-type="float">
            <text:p>1.74692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751514" calcext:value-type="float">
            <text:p>1.75151E-02</text:p>
          </table:table-cell>
          <table:table-cell/>
          <table:table-cell table:formula="of:=100*([.D60]-[.H60])/[.D60]" office:value-type="float" office:value="-0.26301500035401" calcext:value-type="float">
            <text:p>-0.26301500035401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585892" calcext:value-type="float">
            <text:p>5.85892E-01</text:p>
          </table:table-cell>
          <table:table-cell table:formula="of:=[.C61]/[.$C$105]" office:value-type="float" office:value="0.0173531781645393" calcext:value-type="float">
            <text:p>1.73532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74145" calcext:value-type="float">
            <text:p>1.74145E-02</text:p>
          </table:table-cell>
          <table:table-cell/>
          <table:table-cell table:formula="of:=100*([.D61]-[.H61])/[.D61]" office:value-type="float" office:value="-0.353375242732449" calcext:value-type="float">
            <text:p>-0.353375242732449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580415" calcext:value-type="float">
            <text:p>5.80415E-01</text:p>
          </table:table-cell>
          <table:table-cell table:formula="of:=[.C62]/[.$C$105]" office:value-type="float" office:value="0.0171909582386704" calcext:value-type="float">
            <text:p>1.71910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729929" calcext:value-type="float">
            <text:p>1.72993E-02</text:p>
          </table:table-cell>
          <table:table-cell/>
          <table:table-cell table:formula="of:=100*([.D62]-[.H62])/[.D62]" office:value-type="float" office:value="-0.63016709031348" calcext:value-type="float">
            <text:p>-0.6301670903134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570872" calcext:value-type="float">
            <text:p>5.70872E-01</text:p>
          </table:table-cell>
          <table:table-cell table:formula="of:=[.C63]/[.$C$105]" office:value-type="float" office:value="0.0169083099362116" calcext:value-type="float">
            <text:p>1.69083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716947" calcext:value-type="float">
            <text:p>1.71695E-02</text:p>
          </table:table-cell>
          <table:table-cell/>
          <table:table-cell table:formula="of:=100*([.D63]-[.H63])/[.D63]" office:value-type="float" office:value="-1.54456633911787" calcext:value-type="float">
            <text:p>-1.54456633911787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567373" calcext:value-type="float">
            <text:p>5.67373E-01</text:p>
          </table:table-cell>
          <table:table-cell table:formula="of:=[.C64]/[.$C$105]" office:value-type="float" office:value="0.0168046751871491" calcext:value-type="float">
            <text:p>1.68047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702495" calcext:value-type="float">
            <text:p>1.70250E-02</text:p>
          </table:table-cell>
          <table:table-cell/>
          <table:table-cell table:formula="of:=100*([.D64]-[.H64])/[.D64]" office:value-type="float" office:value="-1.31079482583149" calcext:value-type="float">
            <text:p>-1.31079482583149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558035" calcext:value-type="float">
            <text:p>5.58035E-01</text:p>
          </table:table-cell>
          <table:table-cell table:formula="of:=[.C65]/[.$C$105]" office:value-type="float" office:value="0.0165280986547839" calcext:value-type="float">
            <text:p>1.65281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686567" calcext:value-type="float">
            <text:p>1.68657E-02</text:p>
          </table:table-cell>
          <table:table-cell/>
          <table:table-cell table:formula="of:=100*([.D65]-[.H65])/[.D65]" office:value-type="float" office:value="-2.04240882310052" calcext:value-type="float">
            <text:p>-2.04240882310052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554633" calcext:value-type="float">
            <text:p>5.54633E-01</text:p>
          </table:table-cell>
          <table:table-cell table:formula="of:=[.C66]/[.$C$105]" office:value-type="float" office:value="0.0164273368896194" calcext:value-type="float">
            <text:p>1.64273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669157" calcext:value-type="float">
            <text:p>1.66916E-02</text:p>
          </table:table-cell>
          <table:table-cell/>
          <table:table-cell table:formula="of:=100*([.D66]-[.H66])/[.D66]" office:value-type="float" office:value="-1.6084963263129" calcext:value-type="float">
            <text:p>-1.6084963263129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541894" calcext:value-type="float">
            <text:p>5.41894E-01</text:p>
          </table:table-cell>
          <table:table-cell table:formula="of:=[.C67]/[.$C$105]" office:value-type="float" office:value="0.0160500282104805" calcext:value-type="float">
            <text:p>1.6050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650257" calcext:value-type="float">
            <text:p>1.65026E-02</text:p>
          </table:table-cell>
          <table:table-cell/>
          <table:table-cell table:formula="of:=100*([.D67]-[.H67])/[.D67]" office:value-type="float" office:value="-2.81957005673048" calcext:value-type="float">
            <text:p>-2.81957005673048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526337" calcext:value-type="float">
            <text:p>5.26337E-01</text:p>
          </table:table-cell>
          <table:table-cell table:formula="of:=[.C68]/[.$C$105]" office:value-type="float" office:value="0.0155892549063464" calcext:value-type="float">
            <text:p>1.55893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629861" calcext:value-type="float">
            <text:p>1.62986E-02</text:p>
          </table:table-cell>
          <table:table-cell/>
          <table:table-cell table:formula="of:=100*([.D68]-[.H68])/[.D68]" office:value-type="float" office:value="-4.55028221627723" calcext:value-type="float">
            <text:p>-4.55028221627723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521353" calcext:value-type="float">
            <text:p>5.21353E-01</text:p>
          </table:table-cell>
          <table:table-cell table:formula="of:=[.C69]/[.$C$105]" office:value-type="float" office:value="0.015441636847093" calcext:value-type="float">
            <text:p>1.5441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607964" calcext:value-type="float">
            <text:p>1.60796E-02</text:p>
          </table:table-cell>
          <table:table-cell/>
          <table:table-cell table:formula="of:=100*([.D69]-[.H69])/[.D69]" office:value-type="float" office:value="-4.13170675637965" calcext:value-type="float">
            <text:p>-4.1317067563796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511209" calcext:value-type="float">
            <text:p>5.11209E-01</text:p>
          </table:table-cell>
          <table:table-cell table:formula="of:=[.C70]/[.$C$105]" office:value-type="float" office:value="0.015141187891823" calcext:value-type="float">
            <text:p>1.51412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584561" calcext:value-type="float">
            <text:p>1.58456E-02</text:p>
          </table:table-cell>
          <table:table-cell/>
          <table:table-cell table:formula="of:=100*([.D70]-[.H70])/[.D70]" office:value-type="float" office:value="-4.65235695646731" calcext:value-type="float">
            <text:p>-4.6523569564673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507474" calcext:value-type="float">
            <text:p>5.07474E-01</text:p>
          </table:table-cell>
          <table:table-cell table:formula="of:=[.C71]/[.$C$105]" office:value-type="float" office:value="0.0150305632025551" calcext:value-type="float">
            <text:p>1.50306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559649" calcext:value-type="float">
            <text:p>1.55965E-02</text:p>
          </table:table-cell>
          <table:table-cell/>
          <table:table-cell table:formula="of:=100*([.D71]-[.H71])/[.D71]" office:value-type="float" office:value="-3.7651735987426" calcext:value-type="float">
            <text:p>-3.7651735987426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494973" calcext:value-type="float">
            <text:p>4.94973E-01</text:p>
          </table:table-cell>
          <table:table-cell table:formula="of:=[.C72]/[.$C$105]" office:value-type="float" office:value="0.014660303700403" calcext:value-type="float">
            <text:p>1.46603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533225" calcext:value-type="float">
            <text:p>1.53323E-02</text:p>
          </table:table-cell>
          <table:table-cell/>
          <table:table-cell table:formula="of:=100*([.D72]-[.H72])/[.D72]" office:value-type="float" office:value="-4.58344051616452" calcext:value-type="float">
            <text:p>-4.58344051616452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490838" calcext:value-type="float">
            <text:p>4.90838E-01</text:p>
          </table:table-cell>
          <table:table-cell table:formula="of:=[.C73]/[.$C$105]" office:value-type="float" office:value="0.0145378316548547" calcext:value-type="float">
            <text:p>1.45378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505289" calcext:value-type="float">
            <text:p>1.50529E-02</text:p>
          </table:table-cell>
          <table:table-cell/>
          <table:table-cell table:formula="of:=100*([.D73]-[.H73])/[.D73]" office:value-type="float" office:value="-3.54288285470216" calcext:value-type="float">
            <text:p>-3.54288285470216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483971" calcext:value-type="float">
            <text:p>4.83971E-01</text:p>
          </table:table-cell>
          <table:table-cell table:formula="of:=[.C74]/[.$C$105]" office:value-type="float" office:value="0.0143344421659115" calcext:value-type="float">
            <text:p>1.43344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475841" calcext:value-type="float">
            <text:p>1.47584E-02</text:p>
          </table:table-cell>
          <table:table-cell/>
          <table:table-cell table:formula="of:=100*([.D74]-[.H74])/[.D74]" office:value-type="float" office:value="-2.95768631371446" calcext:value-type="float">
            <text:p>-2.9576863137144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478011" calcext:value-type="float">
            <text:p>4.78011E-01</text:p>
          </table:table-cell>
          <table:table-cell table:formula="of:=[.C75]/[.$C$105]" office:value-type="float" office:value="0.0141579165573341" calcext:value-type="float">
            <text:p>1.41579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444885" calcext:value-type="float">
            <text:p>1.44489E-02</text:p>
          </table:table-cell>
          <table:table-cell/>
          <table:table-cell table:formula="of:=100*([.D75]-[.H75])/[.D75]" office:value-type="float" office:value="-2.05491705992018" calcext:value-type="float">
            <text:p>-2.0549170599201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468392" calcext:value-type="float">
            <text:p>4.68392E-01</text:p>
          </table:table-cell>
          <table:table-cell table:formula="of:=[.C76]/[.$C$105]" office:value-type="float" office:value="0.013873017257182" calcext:value-type="float">
            <text:p>1.3873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412426" calcext:value-type="float">
            <text:p>1.41243E-02</text:p>
          </table:table-cell>
          <table:table-cell/>
          <table:table-cell table:formula="of:=100*([.D76]-[.H76])/[.D76]" office:value-type="float" office:value="-1.81101730186297" calcext:value-type="float">
            <text:p>-1.81101730186297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457291" calcext:value-type="float">
            <text:p>4.57291E-01</text:p>
          </table:table-cell>
          <table:table-cell table:formula="of:=[.C77]/[.$C$105]" office:value-type="float" office:value="0.0135442235020112" calcext:value-type="float">
            <text:p>1.35442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78471" calcext:value-type="float">
            <text:p>1.37847E-02</text:p>
          </table:table-cell>
          <table:table-cell/>
          <table:table-cell table:formula="of:=100*([.D77]-[.H77])/[.D77]" office:value-type="float" office:value="-1.77556504404351" calcext:value-type="float">
            <text:p>-1.77556504404351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448926" calcext:value-type="float">
            <text:p>4.48926E-01</text:p>
          </table:table-cell>
          <table:table-cell table:formula="of:=[.C78]/[.$C$105]" office:value-type="float" office:value="0.013296465663798" calcext:value-type="float">
            <text:p>1.32965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343032" calcext:value-type="float">
            <text:p>1.34303E-02</text:p>
          </table:table-cell>
          <table:table-cell/>
          <table:table-cell table:formula="of:=100*([.D78]-[.H78])/[.D78]" office:value-type="float" office:value="-1.00669109811952" calcext:value-type="float">
            <text:p>-1.0066910981195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430765" calcext:value-type="float">
            <text:p>4.30765E-01</text:p>
          </table:table-cell>
          <table:table-cell table:formula="of:=[.C79]/[.$C$105]" office:value-type="float" office:value="0.0127585660702787" calcext:value-type="float">
            <text:p>1.2758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30612" calcext:value-type="float">
            <text:p>1.30612E-02</text:p>
          </table:table-cell>
          <table:table-cell/>
          <table:table-cell table:formula="of:=100*([.D79]-[.H79])/[.D79]" office:value-type="float" office:value="-2.37200581988789" calcext:value-type="float">
            <text:p>-2.37200581988789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425247" calcext:value-type="float">
            <text:p>4.25247E-01</text:p>
          </table:table-cell>
          <table:table-cell table:formula="of:=[.C80]/[.$C$105]" office:value-type="float" office:value="0.0125951317903911" calcext:value-type="float">
            <text:p>1.25951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267752" calcext:value-type="float">
            <text:p>1.26775E-02</text:p>
          </table:table-cell>
          <table:table-cell/>
          <table:table-cell table:formula="of:=100*([.D80]-[.H80])/[.D80]" office:value-type="float" office:value="-0.65412741192389" calcext:value-type="float">
            <text:p>-0.65412741192389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417665" calcext:value-type="float">
            <text:p>4.17665E-01</text:p>
          </table:table-cell>
          <table:table-cell table:formula="of:=[.C81]/[.$C$105]" office:value-type="float" office:value="0.0123705651520968" calcext:value-type="float">
            <text:p>1.2370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227947" calcext:value-type="float">
            <text:p>1.22795E-02</text:p>
          </table:table-cell>
          <table:table-cell/>
          <table:table-cell table:formula="of:=100*([.D81]-[.H81])/[.D81]" office:value-type="float" office:value="0.736386341098967" calcext:value-type="float">
            <text:p>0.736386341098967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404217" calcext:value-type="float">
            <text:p>4.04217E-01</text:p>
          </table:table-cell>
          <table:table-cell table:formula="of:=[.C82]/[.$C$105]" office:value-type="float" office:value="0.0119722570339509" calcext:value-type="float">
            <text:p>1.1972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186727" calcext:value-type="float">
            <text:p>1.18673E-02</text:p>
          </table:table-cell>
          <table:table-cell/>
          <table:table-cell table:formula="of:=100*([.D82]-[.H82])/[.D82]" office:value-type="float" office:value="0.876919311481455" calcext:value-type="float">
            <text:p>0.876919311481455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393995" calcext:value-type="float">
            <text:p>3.93995E-01</text:p>
          </table:table-cell>
          <table:table-cell table:formula="of:=[.C83]/[.$C$105]" office:value-type="float" office:value="0.0116694978442062" calcext:value-type="float">
            <text:p>1.16695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144118" calcext:value-type="float">
            <text:p>1.14412E-02</text:p>
          </table:table-cell>
          <table:table-cell/>
          <table:table-cell table:formula="of:=100*([.D83]-[.H83])/[.D83]" office:value-type="float" office:value="1.95653529615706" calcext:value-type="float">
            <text:p>1.9565352961570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381432" calcext:value-type="float">
            <text:p>3.81432E-01</text:p>
          </table:table-cell>
          <table:table-cell table:formula="of:=[.C84]/[.$C$105]" office:value-type="float" office:value="0.0112974020018306" calcext:value-type="float">
            <text:p>1.12974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10015" calcext:value-type="float">
            <text:p>1.10015E-02</text:p>
          </table:table-cell>
          <table:table-cell/>
          <table:table-cell table:formula="of:=100*([.D84]-[.H84])/[.D84]" office:value-type="float" office:value="2.61920397081263" calcext:value-type="float">
            <text:p>2.61920397081263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366701" calcext:value-type="float">
            <text:p>3.66701E-01</text:p>
          </table:table-cell>
          <table:table-cell table:formula="of:=[.C85]/[.$C$105]" office:value-type="float" office:value="0.0108610934884155" calcext:value-type="float">
            <text:p>1.08611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054854" calcext:value-type="float">
            <text:p>1.05485E-02</text:p>
          </table:table-cell>
          <table:table-cell/>
          <table:table-cell table:formula="of:=100*([.D85]-[.H85])/[.D85]" office:value-type="float" office:value="2.87773499739079" calcext:value-type="float">
            <text:p>2.87773499739079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350917" calcext:value-type="float">
            <text:p>3.50917E-01</text:p>
          </table:table-cell>
          <table:table-cell table:formula="of:=[.C86]/[.$C$105]" office:value-type="float" office:value="0.0103935968095923" calcext:value-type="float">
            <text:p>1.0393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008269" calcext:value-type="float">
            <text:p>1.00827E-02</text:p>
          </table:table-cell>
          <table:table-cell/>
          <table:table-cell table:formula="of:=100*([.D86]-[.H86])/[.D86]" office:value-type="float" office:value="2.99133029006203" calcext:value-type="float">
            <text:p>2.9913302900620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334865" calcext:value-type="float">
            <text:p>3.34865E-01</text:p>
          </table:table-cell>
          <table:table-cell table:formula="of:=[.C87]/[.$C$105]" office:value-type="float" office:value="0.0099181624020612" calcext:value-type="float">
            <text:p>9.91816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9604322" calcext:value-type="float">
            <text:p>9.60432E-03</text:p>
          </table:table-cell>
          <table:table-cell/>
          <table:table-cell table:formula="of:=100*([.D87]-[.H87])/[.D87]" office:value-type="float" office:value="3.16429989083439" calcext:value-type="float">
            <text:p>3.1642998908343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31789" calcext:value-type="float">
            <text:p>3.17890E-01</text:p>
          </table:table-cell>
          <table:table-cell table:formula="of:=[.C88]/[.$C$105]" office:value-type="float" office:value="0.0094153902199132" calcext:value-type="float">
            <text:p>9.41539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9113891" calcext:value-type="float">
            <text:p>9.11389E-03</text:p>
          </table:table-cell>
          <table:table-cell/>
          <table:table-cell table:formula="of:=100*([.D88]-[.H88])/[.D88]" office:value-type="float" office:value="3.20219569100327" calcext:value-type="float">
            <text:p>3.2021956910032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300545" calcext:value-type="float">
            <text:p>3.00545E-01</text:p>
          </table:table-cell>
          <table:table-cell table:formula="of:=[.C89]/[.$C$105]" office:value-type="float" office:value="0.00890165923320587" calcext:value-type="float">
            <text:p>8.90166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8611865" calcext:value-type="float">
            <text:p>8.61187E-03</text:p>
          </table:table-cell>
          <table:table-cell/>
          <table:table-cell table:formula="of:=100*([.D89]-[.H89])/[.D89]" office:value-type="float" office:value="3.25550805320486" calcext:value-type="float">
            <text:p>3.255508053204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280211" calcext:value-type="float">
            <text:p>2.80211E-01</text:p>
          </table:table-cell>
          <table:table-cell table:formula="of:=[.C90]/[.$C$105]" office:value-type="float" office:value="0.00829939887669351" calcext:value-type="float">
            <text:p>8.29940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8098753" calcext:value-type="float">
            <text:p>8.09875E-03</text:p>
          </table:table-cell>
          <table:table-cell/>
          <table:table-cell table:formula="of:=100*([.D90]-[.H90])/[.D90]" office:value-type="float" office:value="2.41759529424431" calcext:value-type="float">
            <text:p>2.41759529424431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262853" calcext:value-type="float">
            <text:p>2.62853E-01</text:p>
          </table:table-cell>
          <table:table-cell table:formula="of:=[.C91]/[.$C$105]" office:value-type="float" office:value="0.00778528285090706" calcext:value-type="float">
            <text:p>7.78528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75751" calcext:value-type="float">
            <text:p>7.57510E-03</text:p>
          </table:table-cell>
          <table:table-cell/>
          <table:table-cell table:formula="of:=100*([.D91]-[.H91])/[.D91]" office:value-type="float" office:value="2.69974585294063" calcext:value-type="float">
            <text:p>2.6997458529406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242576" calcext:value-type="float">
            <text:p>2.42576E-01</text:p>
          </table:table-cell>
          <table:table-cell table:formula="of:=[.C92]/[.$C$105]" office:value-type="float" office:value="0.00718471074266465" calcext:value-type="float">
            <text:p>7.18471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7041483" calcext:value-type="float">
            <text:p>7.04148E-03</text:p>
          </table:table-cell>
          <table:table-cell/>
          <table:table-cell table:formula="of:=100*([.D92]-[.H92])/[.D92]" office:value-type="float" office:value="1.99350743258355" calcext:value-type="float">
            <text:p>1.99350743258355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225783" calcext:value-type="float">
            <text:p>2.25783E-01</text:p>
          </table:table-cell>
          <table:table-cell table:formula="of:=[.C93]/[.$C$105]" office:value-type="float" office:value="0.00668732910762422" calcext:value-type="float">
            <text:p>6.68733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6498514" calcext:value-type="float">
            <text:p>6.49851E-03</text:p>
          </table:table-cell>
          <table:table-cell/>
          <table:table-cell table:formula="of:=100*([.D93]-[.H93])/[.D93]" office:value-type="float" office:value="2.82347562958956" calcext:value-type="float">
            <text:p>2.82347562958956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207898" calcext:value-type="float">
            <text:p>2.07898E-01</text:p>
          </table:table-cell>
          <table:table-cell table:formula="of:=[.C94]/[.$C$105]" office:value-type="float" office:value="0.00615760418993839" calcext:value-type="float">
            <text:p>6.1576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5946833" calcext:value-type="float">
            <text:p>5.94683E-03</text:p>
          </table:table-cell>
          <table:table-cell/>
          <table:table-cell table:formula="of:=100*([.D94]-[.H94])/[.D94]" office:value-type="float" office:value="3.42294151161574" calcext:value-type="float">
            <text:p>3.42294151161574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190974" calcext:value-type="float">
            <text:p>1.90974E-01</text:p>
          </table:table-cell>
          <table:table-cell table:formula="of:=[.C95]/[.$C$105]" office:value-type="float" office:value="0.00565634254571614" calcext:value-type="float">
            <text:p>5.65634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5387106" calcext:value-type="float">
            <text:p>5.38711E-03</text:p>
          </table:table-cell>
          <table:table-cell/>
          <table:table-cell table:formula="of:=100*([.D95]-[.H95])/[.D95]" office:value-type="float" office:value="4.75990524866725" calcext:value-type="float">
            <text:p>4.75990524866725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16935" calcext:value-type="float">
            <text:p>1.69350E-01</text:p>
          </table:table-cell>
          <table:table-cell table:formula="of:=[.C96]/[.$C$105]" office:value-type="float" office:value="0.0050158744651996" calcext:value-type="float">
            <text:p>5.01587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4820014" calcext:value-type="float">
            <text:p>4.82001E-03</text:p>
          </table:table-cell>
          <table:table-cell/>
          <table:table-cell table:formula="of:=100*([.D96]-[.H96])/[.D96]" office:value-type="float" office:value="3.90481194372968" calcext:value-type="float">
            <text:p>3.9048119437296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151694" calcext:value-type="float">
            <text:p>1.51694E-01</text:p>
          </table:table-cell>
          <table:table-cell table:formula="of:=[.C97]/[.$C$105]" office:value-type="float" office:value="0.00449293215898428" calcext:value-type="float">
            <text:p>4.492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4246224" calcext:value-type="float">
            <text:p>4.24622E-03</text:p>
          </table:table-cell>
          <table:table-cell/>
          <table:table-cell table:formula="of:=100*([.D97]-[.H97])/[.D97]" office:value-type="float" office:value="5.49102791349638" calcext:value-type="float">
            <text:p>5.4910279134963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132362" calcext:value-type="float">
            <text:p>1.32362E-01</text:p>
          </table:table-cell>
          <table:table-cell table:formula="of:=[.C98]/[.$C$105]" office:value-type="float" office:value="0.00392034942995423" calcext:value-type="float">
            <text:p>3.9203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3666313" calcext:value-type="float">
            <text:p>3.66631E-03</text:p>
          </table:table-cell>
          <table:table-cell/>
          <table:table-cell table:formula="of:=100*([.D98]-[.H98])/[.D98]" office:value-type="float" office:value="6.47994354822601" calcext:value-type="float">
            <text:p>6.47994354822601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109226" calcext:value-type="float">
            <text:p>1.09226E-01</text:p>
          </table:table-cell>
          <table:table-cell table:formula="of:=[.C99]/[.$C$105]" office:value-type="float" office:value="0.00323509834269791" calcext:value-type="float">
            <text:p>3.23510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080552" calcext:value-type="float">
            <text:p>3.08055E-03</text:p>
          </table:table-cell>
          <table:table-cell/>
          <table:table-cell table:formula="of:=100*([.D99]-[.H99])/[.D99]" office:value-type="float" office:value="4.77717603382124" calcext:value-type="float">
            <text:p>4.77717603382124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87748" calcext:value-type="float">
            <text:p>8.77480E-02</text:p>
          </table:table-cell>
          <table:table-cell table:formula="of:=[.C100]/[.$C$105]" office:value-type="float" office:value="0.00259895454722371" calcext:value-type="float">
            <text:p>2.5989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2488282" calcext:value-type="float">
            <text:p>2.48828E-03</text:p>
          </table:table-cell>
          <table:table-cell/>
          <table:table-cell table:formula="of:=100*([.D100]-[.H100])/[.D100]" office:value-type="float" office:value="4.25834870186283" calcext:value-type="float">
            <text:p>4.25834870186283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663274" calcext:value-type="float">
            <text:p>6.63274E-02</text:p>
          </table:table-cell>
          <table:table-cell table:formula="of:=[.C101]/[.$C$105]" office:value-type="float" office:value="0.00196451084737573" calcext:value-type="float">
            <text:p>1.96451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1886137" calcext:value-type="float">
            <text:p>1.88614E-03</text:p>
          </table:table-cell>
          <table:table-cell/>
          <table:table-cell table:formula="of:=100*([.D101]-[.H101])/[.D101]" office:value-type="float" office:value="3.98948407337254" calcext:value-type="float">
            <text:p>3.98948407337254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441087" calcext:value-type="float">
            <text:p>4.41087E-02</text:p>
          </table:table-cell>
          <table:table-cell table:formula="of:=[.C102]/[.$C$105]" office:value-type="float" office:value="0.00130642870990936" calcext:value-type="float">
            <text:p>1.30643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2629" calcext:value-type="float">
            <text:p>1.26290E-03</text:p>
          </table:table-cell>
          <table:table-cell/>
          <table:table-cell table:formula="of:=100*([.D102]-[.H102])/[.D102]" office:value-type="float" office:value="3.33188558848936" calcext:value-type="float">
            <text:p>3.33188558848936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94323" calcext:value-type="float">
            <text:p>1.94323E-02</text:p>
          </table:table-cell>
          <table:table-cell table:formula="of:=[.C103]/[.$C$105]" office:value-type="float" office:value="0.00057555345361735" calcext:value-type="float">
            <text:p>5.75553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5847067" calcext:value-type="float">
            <text:p>5.84707E-04</text:p>
          </table:table-cell>
          <table:table-cell/>
          <table:table-cell table:formula="of:=100*([.D103]-[.H103])/[.D103]" office:value-type="float" office:value="-1.59033819102676" calcext:value-type="float">
            <text:p>-1.5903381910267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33.7628067" calcext:value-type="float">
            <text:p>3.37628E+01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3g" table:style-name="ta1">
        <table:shapes>
          <draw:frame draw:z-index="0" draw:style-name="gr1" draw:text-style-name="P1" svg:width="21.724cm" svg:height="12.936cm" svg:x="24.835cm" svg:y="0.425cm">
            <draw:object draw:notify-on-update-of-ranges="slab_water_3g.B4:slab_water_3g.B53 slab_water_3g.E4:slab_water_3g.E4 slab_water_3g.D4:slab_water_3g.D53 slab_water_3g.B54:slab_water_3g.B103 slab_water_3g.E54:slab_water_3g.E54 slab_water_3g.D54:slab_water_3g.D103 slab_water_3g.B104:slab_water_3g.B153 slab_water_3g.E104:slab_water_3g.E104 slab_water_3g.D104:slab_water_3g.D153 slab_water_3g.I4:slab_water_3g.I4 slab_water_3g.H4:slab_water_3g.H53 slab_water_3g.G4:slab_water_3g.G52 slab_water_3g.I54:slab_water_3g.I54 slab_water_3g.H54:slab_water_3g.H103 slab_water_3g.G54:slab_water_3g.G103 slab_water_3g.I104:slab_water_3g.I104 slab_water_3g.H104:slab_water_3g.H153 slab_water_3g.G104:slab_water_3g.G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812" calcext:value-type="float">
            <text:p>-0.886037903411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786" calcext:value-type="float">
            <text:p>-0.80012828528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07" calcext:value-type="float">
            <text:p>-0.16953862466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" calcext:value-type="float">
            <text:p>-0.1486705839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053" calcext:value-type="float">
            <text:p>0.377060943171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" calcext:value-type="float">
            <text:p>1.526952700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7" calcext:value-type="float">
            <text:p>2.27527228757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71" calcext:value-type="float">
            <text:p>2.31387135083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9" calcext:value-type="float">
            <text:p>1.541042657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36" calcext:value-type="float">
            <text:p>1.87898672140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55" calcext:value-type="float">
            <text:p>1.38375847515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6" calcext:value-type="float">
            <text:p>1.37749132145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9" calcext:value-type="float">
            <text:p>1.30398262623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53" calcext:value-type="float">
            <text:p>1.37598625144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69" calcext:value-type="float">
            <text:p>0.641795136976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52" calcext:value-type="float">
            <text:p>1.43205139140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769" calcext:value-type="float">
            <text:p>-0.560889274488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08" calcext:value-type="float">
            <text:p>0.35693416886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894" calcext:value-type="float">
            <text:p>0.154766658209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70054" calcext:value-type="float">
            <text:p>-0.94809212187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6" calcext:value-type="float">
            <text:p>-1.45329624959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39" calcext:value-type="float">
            <text:p>-2.39064956731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5" calcext:value-type="float">
            <text:p>-3.199651964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87" calcext:value-type="float">
            <text:p>-4.12520465611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" calcext:value-type="float">
            <text:p>-4.5766165768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43" calcext:value-type="float">
            <text:p>-4.86852145852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23" calcext:value-type="float">
            <text:p>-5.57668645490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59" calcext:value-type="float">
            <text:p>-6.26360258029359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82" calcext:value-type="float">
            <text:p>-7.6427166650288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9" calcext:value-type="float">
            <text:p>-9.9458681311929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18" calcext:value-type="float">
            <text:p>-9.8793980773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1" calcext:value-type="float">
            <text:p>-10.6200465787521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8" calcext:value-type="float">
            <text:p>-9.73213747491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42" calcext:value-type="float">
            <text:p>-8.50964887083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7" calcext:value-type="float">
            <text:p>-8.85119642502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61" calcext:value-type="float">
            <text:p>-8.27870656016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75" calcext:value-type="float">
            <text:p>-7.68467239167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49" calcext:value-type="float">
            <text:p>-8.51304215536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21" calcext:value-type="float">
            <text:p>-8.81440824146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09" calcext:value-type="float">
            <text:p>-9.82944443375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214" calcext:value-type="float">
            <text:p>-8.42501940476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6" calcext:value-type="float">
            <text:p>-9.54087013987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9" calcext:value-type="float">
            <text:p>-10.1079650488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6" calcext:value-type="float">
            <text:p>-8.58594699410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707" calcext:value-type="float">
            <text:p>-8.11697169163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12" calcext:value-type="float">
            <text:p>-5.43695811127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4" calcext:value-type="float">
            <text:p>-16.6475685935304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3" calcext:value-type="float">
            <text:p>2.76700183847063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39" calcext:value-type="float">
            <text:p>2.13932746354539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91" calcext:value-type="float">
            <text:p>2.55709393946891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58" calcext:value-type="float">
            <text:p>3.43618849319658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2" calcext:value-type="float">
            <text:p>4.7192017366627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" calcext:value-type="float">
            <text:p>5.812641074152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3" calcext:value-type="float">
            <text:p>5.54656811397693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4" calcext:value-type="float">
            <text:p>4.86626889079404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7" calcext:value-type="float">
            <text:p>4.5503477387333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3995" calcext:value-type="float">
            <text:p>4.40733867693995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2" calcext:value-type="float">
            <text:p>5.3430256897604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6" calcext:value-type="float">
            <text:p>4.8641843669325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5" calcext:value-type="float">
            <text:p>4.7265101603912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9" calcext:value-type="float">
            <text:p>3.982008450939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31" calcext:value-type="float">
            <text:p>3.6543016161953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3" calcext:value-type="float">
            <text:p>3.8004699107619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4" calcext:value-type="float">
            <text:p>4.1391721783538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18" calcext:value-type="float">
            <text:p>3.59123963969018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6" calcext:value-type="float">
            <text:p>3.0867300623365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44" calcext:value-type="float">
            <text:p>1.63757566088244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49" calcext:value-type="float">
            <text:p>1.1481997565524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782" calcext:value-type="float">
            <text:p>0.660281202429782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955" calcext:value-type="float">
            <text:p>-0.06612473461349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1" calcext:value-type="float">
            <text:p>-0.70531378390851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68" calcext:value-type="float">
            <text:p>-2.65295972947068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1" calcext:value-type="float">
            <text:p>-3.0720424460543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8" calcext:value-type="float">
            <text:p>-4.15676129504188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47" calcext:value-type="float">
            <text:p>-4.3985547072214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6" calcext:value-type="float">
            <text:p>-4.8584907297199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86" calcext:value-type="float">
            <text:p>-6.19818323685186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5" calcext:value-type="float">
            <text:p>-5.9035515713165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8" calcext:value-type="float">
            <text:p>-5.933125858268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6" calcext:value-type="float">
            <text:p>-6.734123902856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83" calcext:value-type="float">
            <text:p>-6.15278350178283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54" calcext:value-type="float">
            <text:p>-4.34534861273954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22" calcext:value-type="float">
            <text:p>-5.4012178872992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17" calcext:value-type="float">
            <text:p>-5.3975464585031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2" calcext:value-type="float">
            <text:p>-5.5828074578835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93" calcext:value-type="float">
            <text:p>-4.1023684153109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47" calcext:value-type="float">
            <text:p>-3.75577365825047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8" calcext:value-type="float">
            <text:p>-6.9735902773825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45" calcext:value-type="float">
            <text:p>-7.68747485566245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39" calcext:value-type="float">
            <text:p>-5.8038279555913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" calcext:value-type="float">
            <text:p>-3.91334892938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92" calcext:value-type="float">
            <text:p>-1.24321372041192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7" calcext:value-type="float">
            <text:p>-4.3220420577590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096" calcext:value-type="float">
            <text:p>-7.13747526762096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5" calcext:value-type="float">
            <text:p>0.2461730234813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5157" calcext:value-type="float">
            <text:p>0.627297184165157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45" calcext:value-type="float">
            <text:p>1.10724917057145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28" calcext:value-type="float">
            <text:p>1.5588563960622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23" calcext:value-type="float">
            <text:p>2.6329065032502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5" calcext:value-type="float">
            <text:p>2.9349823589015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88" calcext:value-type="float">
            <text:p>3.70295066897388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52" calcext:value-type="float">
            <text:p>3.74881624104152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3989" calcext:value-type="float">
            <text:p>3.44935336423989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679" calcext:value-type="float">
            <text:p>2.62676343597679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41" calcext:value-type="float">
            <text:p>2.5703021095654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" calcext:value-type="float">
            <text:p>2.672179958543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16" calcext:value-type="float">
            <text:p>3.04354893855616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7" calcext:value-type="float">
            <text:p>3.40930553329977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68" calcext:value-type="float">
            <text:p>3.43418157054668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" calcext:value-type="float">
            <text:p>3.2630821506045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2" calcext:value-type="float">
            <text:p>2.3077841538462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38" calcext:value-type="float">
            <text:p>2.5996091019173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37" calcext:value-type="float">
            <text:p>1.872122078711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81" calcext:value-type="float">
            <text:p>1.9293989662908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725" calcext:value-type="float">
            <text:p>1.5654477356072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475" calcext:value-type="float">
            <text:p>0.782686047234475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59918" calcext:value-type="float">
            <text:p>0.895661888659918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42" calcext:value-type="float">
            <text:p>-0.40923323141242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57" calcext:value-type="float">
            <text:p>-1.15206359911257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07" calcext:value-type="float">
            <text:p>-1.44065131103807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186" calcext:value-type="float">
            <text:p>-2.26232955635186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098" calcext:value-type="float">
            <text:p>-3.83215655572098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8" calcext:value-type="float">
            <text:p>-5.169093271441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807" calcext:value-type="float">
            <text:p>-5.0808904467880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2" calcext:value-type="float">
            <text:p>-5.8313658787856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9" calcext:value-type="float">
            <text:p>-6.45926325103239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15" calcext:value-type="float">
            <text:p>-6.0875878362471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" calcext:value-type="float">
            <text:p>-6.280582248209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8" calcext:value-type="float">
            <text:p>-6.6585768595047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1" calcext:value-type="float">
            <text:p>-6.39825968362331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4" calcext:value-type="float">
            <text:p>-7.28047936971614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304" calcext:value-type="float">
            <text:p>-6.8444320207930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6" calcext:value-type="float">
            <text:p>-7.1643742629151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96" calcext:value-type="float">
            <text:p>-6.6784003766489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" calcext:value-type="float">
            <text:p>-5.82671794462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5" calcext:value-type="float">
            <text:p>-8.38379627533565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13" calcext:value-type="float">
            <text:p>-6.38212984694813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81" calcext:value-type="float">
            <text:p>-5.11294238816881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619" calcext:value-type="float">
            <text:p>-3.20395949615619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64" calcext:value-type="float">
            <text:p>-3.2514931693596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2" calcext:value-type="float">
            <text:p>-8.921829452689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4g.B4:slab_water_4g.B53 slab_water_4g.E4:slab_water_4g.E4 slab_water_4g.D4:slab_water_4g.D53 slab_water_4g.B54:slab_water_4g.B103 slab_water_4g.E54:slab_water_4g.E54 slab_water_4g.D54:slab_water_4g.D103 slab_water_4g.B104:slab_water_4g.B153 slab_water_4g.E104:slab_water_4g.E104 slab_water_4g.D104:slab_water_4g.D153 slab_water_4g.G4:slab_water_4g.G52 slab_water_4g.I4:slab_water_4g.I4 slab_water_4g.H4:slab_water_4g.H53 slab_water_4g.G54:slab_water_4g.G103 slab_water_4g.I54:slab_water_4g.I54 slab_water_4g.H54:slab_water_4g.H103 slab_water_4g.G104:slab_water_4g.G153 slab_water_4g.I104:slab_water_4g.I104 slab_water_4g.H104:slab_water_4g.H1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269" calcext:value-type="float">
            <text:p>0.753212753078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84" calcext:value-type="float">
            <text:p>-0.92293925633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42" calcext:value-type="float">
            <text:p>-0.30328574779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4" calcext:value-type="float">
            <text:p>-1.2119396997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68" calcext:value-type="float">
            <text:p>-1.02962592395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6" calcext:value-type="float">
            <text:p>-1.8200240267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6" calcext:value-type="float">
            <text:p>-1.42273256692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16" calcext:value-type="float">
            <text:p>-1.60492884230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68" calcext:value-type="float">
            <text:p>-1.2379571498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7" calcext:value-type="float">
            <text:p>-2.0532805112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4" calcext:value-type="float">
            <text:p>-1.49238222890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59" calcext:value-type="float">
            <text:p>-1.74465194811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67" calcext:value-type="float">
            <text:p>-0.75425206459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929" calcext:value-type="float">
            <text:p>-0.419095324117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7" calcext:value-type="float">
            <text:p>-1.5803746441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11" calcext:value-type="float">
            <text:p>-1.9017315555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8" calcext:value-type="float">
            <text:p>-1.2908732326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7" calcext:value-type="float">
            <text:p>-1.82460305067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59" calcext:value-type="float">
            <text:p>-1.28581852400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455" calcext:value-type="float">
            <text:p>-0.533827524683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51" calcext:value-type="float">
            <text:p>-1.32625694871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4" calcext:value-type="float">
            <text:p>-2.06264277207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786" calcext:value-type="float">
            <text:p>-0.67547964425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8" calcext:value-type="float">
            <text:p>-1.40708166907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45" calcext:value-type="float">
            <text:p>-2.14676844026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2" calcext:value-type="float">
            <text:p>-2.37436358518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1" calcext:value-type="float">
            <text:p>-0.862196374181441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5" calcext:value-type="float">
            <text:p>-2.1830944657355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5" calcext:value-type="float">
            <text:p>-1.16004195688805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95" calcext:value-type="float">
            <text:p>-2.03341276405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36" calcext:value-type="float">
            <text:p>-3.93071107454836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3" calcext:value-type="float">
            <text:p>-3.71845653246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6" calcext:value-type="float">
            <text:p>-3.0003052103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491" calcext:value-type="float">
            <text:p>-4.76703043640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77" calcext:value-type="float">
            <text:p>-4.89291411931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5" calcext:value-type="float">
            <text:p>-4.34722851886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67" calcext:value-type="float">
            <text:p>-5.44791986487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56" calcext:value-type="float">
            <text:p>-5.34777009122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3" calcext:value-type="float">
            <text:p>-7.02046367692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96" calcext:value-type="float">
            <text:p>-4.74306266412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61" calcext:value-type="float">
            <text:p>-9.09686110883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57" calcext:value-type="float">
            <text:p>-8.70468483310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8" calcext:value-type="float">
            <text:p>-8.38004008249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4" calcext:value-type="float">
            <text:p>-6.59637299402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5" calcext:value-type="float">
            <text:p>-4.6982752993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5" calcext:value-type="float">
            <text:p>-5.4394233258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97" calcext:value-type="float">
            <text:p>-7.22920386717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68" calcext:value-type="float">
            <text:p>-17.270317993576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42" calcext:value-type="float">
            <text:p>2.54692507313742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" calcext:value-type="float">
            <text:p>2.0293763353992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6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8" calcext:value-type="float">
            <text:p>2.9380945696628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7" calcext:value-type="float">
            <text:p>2.25805946168357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799" calcext:value-type="float">
            <text:p>1.479966152827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55" calcext:value-type="float">
            <text:p>1.53234084914555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72" calcext:value-type="float">
            <text:p>0.950820587231872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5" calcext:value-type="float">
            <text:p>1.31894408457605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13" calcext:value-type="float">
            <text:p>0.984160392734913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4" calcext:value-type="float">
            <text:p>1.6832220055580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68" calcext:value-type="float">
            <text:p>1.25830974551068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556" calcext:value-type="float">
            <text:p>0.83075888368255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902" calcext:value-type="float">
            <text:p>1.2015856806390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6" calcext:value-type="float">
            <text:p>1.70414729382156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9" calcext:value-type="float">
            <text:p>1.09339121247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5" calcext:value-type="float">
            <text:p>1.69942369185315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7" calcext:value-type="float">
            <text:p>0.86805597712977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56" calcext:value-type="float">
            <text:p>1.4414385934925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57" calcext:value-type="float">
            <text:p>1.0105649537075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45" calcext:value-type="float">
            <text:p>1.28230604104945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28" calcext:value-type="float">
            <text:p>1.6605466384422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1" calcext:value-type="float">
            <text:p>1.2626165264192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2272" calcext:value-type="float">
            <text:p>-0.04198326001122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777" calcext:value-type="float">
            <text:p>0.980321638586777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215" calcext:value-type="float">
            <text:p>0.765254707106215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85" calcext:value-type="float">
            <text:p>1.1014823881098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724" calcext:value-type="float">
            <text:p>0.517367666582724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358" calcext:value-type="float">
            <text:p>0.17510724785135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2792" calcext:value-type="float">
            <text:p>-0.01060936219227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56" calcext:value-type="float">
            <text:p>-0.2425629101265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197" calcext:value-type="float">
            <text:p>-0.69689400259019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81" calcext:value-type="float">
            <text:p>-1.13827618516781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78" calcext:value-type="float">
            <text:p>-1.06439366751578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81" calcext:value-type="float">
            <text:p>-1.8100091628681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65" calcext:value-type="float">
            <text:p>-2.19882407342965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83" calcext:value-type="float">
            <text:p>-3.25217529029983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8" calcext:value-type="float">
            <text:p>-3.8011928481763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26" calcext:value-type="float">
            <text:p>-4.28361012972326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694" calcext:value-type="float">
            <text:p>-6.62006824652694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5" calcext:value-type="float">
            <text:p>-4.73897082260625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2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67" calcext:value-type="float">
            <text:p>-6.2908962037356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003" calcext:value-type="float">
            <text:p>-4.00449600409003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45" calcext:value-type="float">
            <text:p>-3.70187282479045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8" calcext:value-type="float">
            <text:p>-4.5430743221231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4" calcext:value-type="float">
            <text:p>-6.6662528263424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73" calcext:value-type="float">
            <text:p>-6.91665188389773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82" calcext:value-type="float">
            <text:p>3.1821479584798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6" calcext:value-type="float">
            <text:p>2.34232503373776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87" calcext:value-type="float">
            <text:p>2.93588847431687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88" calcext:value-type="float">
            <text:p>2.2506069581758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6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69" calcext:value-type="float">
            <text:p>2.12300641230169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6" calcext:value-type="float">
            <text:p>1.48501885642156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2" calcext:value-type="float">
            <text:p>1.01712085641152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404" calcext:value-type="float">
            <text:p>0.94264104520840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4" calcext:value-type="float">
            <text:p>1.40688832367714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04" calcext:value-type="float">
            <text:p>1.47034421336604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13" calcext:value-type="float">
            <text:p>1.6623014825991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891" calcext:value-type="float">
            <text:p>0.8375794670989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67" calcext:value-type="float">
            <text:p>1.35847035940567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43" calcext:value-type="float">
            <text:p>1.52038862601543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32" calcext:value-type="float">
            <text:p>1.18575824892432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51" calcext:value-type="float">
            <text:p>1.46374982526751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19" calcext:value-type="float">
            <text:p>1.29840031395019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94" calcext:value-type="float">
            <text:p>1.55366972819094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34" calcext:value-type="float">
            <text:p>1.17502989846834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73" calcext:value-type="float">
            <text:p>1.03470543991273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8" calcext:value-type="float">
            <text:p>1.4773495431868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4" calcext:value-type="float">
            <text:p>1.64516748280054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873" calcext:value-type="float">
            <text:p>0.643648544824873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66" calcext:value-type="float">
            <text:p>0.169991364193566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9" calcext:value-type="float">
            <text:p>1.81207504314469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31" calcext:value-type="float">
            <text:p>0.60545208900031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73" calcext:value-type="float">
            <text:p>1.1689477436937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45" calcext:value-type="float">
            <text:p>0.4675229662954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469" calcext:value-type="float">
            <text:p>0.127144055331469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045" calcext:value-type="float">
            <text:p>0.21596747446504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833" calcext:value-type="float">
            <text:p>0.43804675120483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015" calcext:value-type="float">
            <text:p>-0.574493153463015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6255" calcext:value-type="float">
            <text:p>-0.094615570920626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" calcext:value-type="float">
            <text:p>-0.8822314480146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1" calcext:value-type="float">
            <text:p>-1.2397092629091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71" calcext:value-type="float">
            <text:p>-1.02929429962171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09" calcext:value-type="float">
            <text:p>-1.38004619102209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8" calcext:value-type="float">
            <text:p>-1.9102910724798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28" calcext:value-type="float">
            <text:p>-2.12972546409428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86" calcext:value-type="float">
            <text:p>-2.83503194789586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47" calcext:value-type="float">
            <text:p>-4.18159383020947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27" calcext:value-type="float">
            <text:p>-4.46191656593027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567" calcext:value-type="float">
            <text:p>-5.67023783256567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2" calcext:value-type="float">
            <text:p>-6.5618172252634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3" calcext:value-type="float">
            <text:p>-5.28308086820763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19" calcext:value-type="float">
            <text:p>-5.69575123859519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2" calcext:value-type="float">
            <text:p>-4.3003992832795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64" calcext:value-type="float">
            <text:p>-5.42586098761164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59" calcext:value-type="float">
            <text:p>-4.64538802355859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09" calcext:value-type="float">
            <text:p>-6.69799173043209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43" calcext:value-type="float">
            <text:p>1.9127833210524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48" calcext:value-type="float">
            <text:p>1.88895938172848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16" calcext:value-type="float">
            <text:p>2.14571714442616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16" calcext:value-type="float">
            <text:p>1.45453910418516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9" calcext:value-type="float">
            <text:p>1.36383921138899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98" calcext:value-type="float">
            <text:p>1.13032350013298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67" calcext:value-type="float">
            <text:p>0.38899540099767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8148" calcext:value-type="float">
            <text:p>0.042477010871815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509" calcext:value-type="float">
            <text:p>0.73170436346450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66" calcext:value-type="float">
            <text:p>0.49256182254226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2" calcext:value-type="float">
            <text:p>0.8042745661922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8918" calcext:value-type="float">
            <text:p>0.400777273978918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402" calcext:value-type="float">
            <text:p>0.700479024684402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28" calcext:value-type="float">
            <text:p>1.20641125082028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491" calcext:value-type="float">
            <text:p>0.126025117266491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389" calcext:value-type="float">
            <text:p>0.54384563652038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9184" calcext:value-type="float">
            <text:p>0.208898595279184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629" calcext:value-type="float">
            <text:p>0.387046761078629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259" calcext:value-type="float">
            <text:p>0.628379739506259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87" calcext:value-type="float">
            <text:p>-0.74363608092448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8799" calcext:value-type="float">
            <text:p>0.161160584158799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816" calcext:value-type="float">
            <text:p>0.732709387204816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051" calcext:value-type="float">
            <text:p>0.206690474793051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2" calcext:value-type="float">
            <text:p>0.2332535677513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257" calcext:value-type="float">
            <text:p>-0.179818209253257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637" calcext:value-type="float">
            <text:p>-0.269181599911637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587" calcext:value-type="float">
            <text:p>0.057142720776587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522" calcext:value-type="float">
            <text:p>-0.797369839427522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6" calcext:value-type="float">
            <text:p>-1.06104343829096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923" calcext:value-type="float">
            <text:p>-0.878093628366923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289" calcext:value-type="float">
            <text:p>-0.877168282979289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57" calcext:value-type="float">
            <text:p>-0.352674736265457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1" calcext:value-type="float">
            <text:p>-1.72292523128981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5" calcext:value-type="float">
            <text:p>-1.8290723879156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64" calcext:value-type="float">
            <text:p>-3.17589384538064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4" calcext:value-type="float">
            <text:p>-3.67704521041754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8" calcext:value-type="float">
            <text:p>-3.42544795756268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79" calcext:value-type="float">
            <text:p>-4.93171704530779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28" calcext:value-type="float">
            <text:p>-5.64286080982728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2" calcext:value-type="float">
            <text:p>-5.73050861473512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31" calcext:value-type="float">
            <text:p>-5.68374152305931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28" calcext:value-type="float">
            <text:p>-4.86544236232328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07" calcext:value-type="float">
            <text:p>-4.17406221580907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13" calcext:value-type="float">
            <text:p>-3.07002219142013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45" calcext:value-type="float">
            <text:p>-4.39362485914645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301" calcext:value-type="float">
            <text:p>-6.0838083164830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spectrum" table:style-name="ta1">
        <table:shapes>
          <draw:frame draw:z-index="0" draw:style-name="gr1" draw:text-style-name="P1" svg:width="30.177cm" svg:height="10.146cm" svg:x="10.958cm" svg:y="3.055cm">
            <draw:object draw:notify-on-update-of-ranges="slab_water_spectrum.B3:slab_water_spectrum.B174 slab_water_spectrum.C3:slab_water_spectrum.C1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group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value</text:p>
          </table:table-cell>
          <table:table-cell table:style-name="ce1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1505" calcext:value-type="float">
            <text:p>1.50500E-09</text:p>
          </table:table-cell>
          <table:table-cell office:value-type="float" office:value="0.232964" calcext:value-type="float">
            <text:p>2.32964E-0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4" calcext:value-type="float">
            <text:p>4.00000E-09</text:p>
          </table:table-cell>
          <table:table-cell office:value-type="float" office:value="0.381824" calcext:value-type="float">
            <text:p>3.81824E-0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95" calcext:value-type="float">
            <text:p>5.95000E-09</text:p>
          </table:table-cell>
          <table:table-cell office:value-type="float" office:value="0.501926" calcext:value-type="float">
            <text:p>5.01926E-0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845" calcext:value-type="float">
            <text:p>8.45000E-09</text:p>
          </table:table-cell>
          <table:table-cell office:value-type="float" office:value="1.05695" calcext:value-type="float">
            <text:p>1.05695E+0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5" calcext:value-type="float">
            <text:p>1.25000E-08</text:p>
          </table:table-cell>
          <table:table-cell office:value-type="float" office:value="2.15596" calcext:value-type="float">
            <text:p>2.15596E+0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175" calcext:value-type="float">
            <text:p>1.75000E-08</text:p>
          </table:table-cell>
          <table:table-cell office:value-type="float" office:value="2.50098" calcext:value-type="float">
            <text:p>2.50098E+00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225" calcext:value-type="float">
            <text:p>2.25000E-08</text:p>
          </table:table-cell>
          <table:table-cell office:value-type="float" office:value="2.66353" calcext:value-type="float">
            <text:p>2.66353E+00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75" calcext:value-type="float">
            <text:p>2.75000E-08</text:p>
          </table:table-cell>
          <table:table-cell office:value-type="float" office:value="2.69365" calcext:value-type="float">
            <text:p>2.69365E+00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25" calcext:value-type="float">
            <text:p>3.25000E-08</text:p>
          </table:table-cell>
          <table:table-cell office:value-type="float" office:value="2.63581" calcext:value-type="float">
            <text:p>2.63581E+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385" calcext:value-type="float">
            <text:p>3.85000E-08</text:p>
          </table:table-cell>
          <table:table-cell office:value-type="float" office:value="3.48231" calcext:value-type="float">
            <text:p>3.48231E+00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46" calcext:value-type="float">
            <text:p>4.60000E-08</text:p>
          </table:table-cell>
          <table:table-cell office:value-type="float" office:value="3.58058" calcext:value-type="float">
            <text:p>3.58058E+00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54" calcext:value-type="float">
            <text:p>5.40000E-08</text:p>
          </table:table-cell>
          <table:table-cell office:value-type="float" office:value="3.10827" calcext:value-type="float">
            <text:p>3.10827E+0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625" calcext:value-type="float">
            <text:p>6.25000E-08</text:p>
          </table:table-cell>
          <table:table-cell office:value-type="float" office:value="2.94168" calcext:value-type="float">
            <text:p>2.94168E+0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72" calcext:value-type="float">
            <text:p>7.20000E-08</text:p>
          </table:table-cell>
          <table:table-cell office:value-type="float" office:value="2.63893" calcext:value-type="float">
            <text:p>2.63893E+00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85" calcext:value-type="float">
            <text:p>7.85000E-08</text:p>
          </table:table-cell>
          <table:table-cell office:value-type="float" office:value="0.67717" calcext:value-type="float">
            <text:p>6.77170E-01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875" calcext:value-type="float">
            <text:p>8.75000E-08</text:p>
          </table:table-cell>
          <table:table-cell office:value-type="float" office:value="2.71509" calcext:value-type="float">
            <text:p>2.71509E+00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975" calcext:value-type="float">
            <text:p>9.75000E-08</text:p>
          </table:table-cell>
          <table:table-cell office:value-type="float" office:value="0.694122" calcext:value-type="float">
            <text:p>6.94122E-01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1075" calcext:value-type="float">
            <text:p>1.07500E-07</text:p>
          </table:table-cell>
          <table:table-cell office:value-type="float" office:value="1.60412" calcext:value-type="float">
            <text:p>1.60412E+00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245" calcext:value-type="float">
            <text:p>1.24500E-07</text:p>
          </table:table-cell>
          <table:table-cell office:value-type="float" office:value="1.29127" calcext:value-type="float">
            <text:p>1.29127E+00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137" calcext:value-type="float">
            <text:p>1.37000E-07</text:p>
          </table:table-cell>
          <table:table-cell office:value-type="float" office:value="0.288559" calcext:value-type="float">
            <text:p>2.88559E-01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15" calcext:value-type="float">
            <text:p>1.50000E-07</text:p>
          </table:table-cell>
          <table:table-cell office:value-type="float" office:value="0.689882" calcext:value-type="float">
            <text:p>6.89882E-01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7" calcext:value-type="float">
            <text:p>1.70000E-07</text:p>
          </table:table-cell>
          <table:table-cell office:value-type="float" office:value="0.419667" calcext:value-type="float">
            <text:p>4.19667E-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1845" calcext:value-type="float">
            <text:p>1.84500E-07</text:p>
          </table:table-cell>
          <table:table-cell office:value-type="float" office:value="0.134605" calcext:value-type="float">
            <text:p>1.34605E-01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2045" calcext:value-type="float">
            <text:p>2.04500E-07</text:p>
          </table:table-cell>
          <table:table-cell office:value-type="float" office:value="0.31765" calcext:value-type="float">
            <text:p>3.17650E-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234" calcext:value-type="float">
            <text:p>2.34000E-07</text:p>
          </table:table-cell>
          <table:table-cell office:value-type="float" office:value="0.183161" calcext:value-type="float">
            <text:p>1.83161E-01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264" calcext:value-type="float">
            <text:p>2.64000E-07</text:p>
          </table:table-cell>
          <table:table-cell office:value-type="float" office:value="0.153904" calcext:value-type="float">
            <text:p>1.53904E-0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29" calcext:value-type="float">
            <text:p>2.90000E-07</text:p>
          </table:table-cell>
          <table:table-cell office:value-type="float" office:value="0.0800947" calcext:value-type="float">
            <text:p>8.00947E-02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30725" calcext:value-type="float">
            <text:p>3.07250E-07</text:p>
          </table:table-cell>
          <table:table-cell office:value-type="float" office:value="0.0529759" calcext:value-type="float">
            <text:p>5.29759E-02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31725" calcext:value-type="float">
            <text:p>3.17250E-07</text:p>
          </table:table-cell>
          <table:table-cell office:value-type="float" office:value="0.0192898" calcext:value-type="float">
            <text:p>1.92898E-02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335" calcext:value-type="float">
            <text:p>3.35000E-07</text:p>
          </table:table-cell>
          <table:table-cell office:value-type="float" office:value="0.0976103" calcext:value-type="float">
            <text:p>9.76103E-02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3705" calcext:value-type="float">
            <text:p>3.70500E-07</text:p>
          </table:table-cell>
          <table:table-cell office:value-type="float" office:value="0.118245" calcext:value-type="float">
            <text:p>1.18245E-01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955" calcext:value-type="float">
            <text:p>3.95500E-07</text:p>
          </table:table-cell>
          <table:table-cell office:value-type="float" office:value="0.0241288" calcext:value-type="float">
            <text:p>2.41288E-02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4165" calcext:value-type="float">
            <text:p>4.16500E-07</text:p>
          </table:table-cell>
          <table:table-cell office:value-type="float" office:value="0.083124" calcext:value-type="float">
            <text:p>8.31240E-02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59" calcext:value-type="float">
            <text:p>4.59000E-07</text:p>
          </table:table-cell>
          <table:table-cell office:value-type="float" office:value="0.118104" calcext:value-type="float">
            <text:p>1.18104E-01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4925" calcext:value-type="float">
            <text:p>4.92500E-07</text:p>
          </table:table-cell>
          <table:table-cell office:value-type="float" office:value="0.0313783" calcext:value-type="float">
            <text:p>3.13783E-02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52" calcext:value-type="float">
            <text:p>5.20000E-07</text:p>
          </table:table-cell>
          <table:table-cell office:value-type="float" office:value="0.0794303" calcext:value-type="float">
            <text:p>7.94303E-02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5825" calcext:value-type="float">
            <text:p>5.82500E-07</text:p>
          </table:table-cell>
          <table:table-cell office:value-type="float" office:value="0.15015" calcext:value-type="float">
            <text:p>1.50150E-01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665" calcext:value-type="float">
            <text:p>6.65000E-07</text:p>
          </table:table-cell>
          <table:table-cell office:value-type="float" office:value="0.122857" calcext:value-type="float">
            <text:p>1.22857E-01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425" calcext:value-type="float">
            <text:p>7.42500E-07</text:p>
          </table:table-cell>
          <table:table-cell office:value-type="float" office:value="0.10268" calcext:value-type="float">
            <text:p>1.02680E-01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785" calcext:value-type="float">
            <text:p>7.85000E-07</text:p>
          </table:table-cell>
          <table:table-cell office:value-type="float" office:value="0.0129459" calcext:value-type="float">
            <text:p>1.29459E-02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82" calcext:value-type="float">
            <text:p>8.20000E-07</text:p>
          </table:table-cell>
          <table:table-cell office:value-type="float" office:value="0.0743139" calcext:value-type="float">
            <text:p>7.43139E-02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855" calcext:value-type="float">
            <text:p>8.55000E-07</text:p>
          </table:table-cell>
          <table:table-cell office:value-type="float" office:value="0.0118061" calcext:value-type="float">
            <text:p>1.18061E-02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885" calcext:value-type="float">
            <text:p>8.85000E-07</text:p>
          </table:table-cell>
          <table:table-cell office:value-type="float" office:value="0.0567123" calcext:value-type="float">
            <text:p>5.67123E-02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92" calcext:value-type="float">
            <text:p>9.20000E-07</text:p>
          </table:table-cell>
          <table:table-cell office:value-type="float" office:value="0.0219405" calcext:value-type="float">
            <text:p>2.19405E-02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94" calcext:value-type="float">
            <text:p>9.40000E-07</text:p>
          </table:table-cell>
          <table:table-cell office:value-type="float" office:value="0.0212326" calcext:value-type="float">
            <text:p>2.12326E-02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61" calcext:value-type="float">
            <text:p>9.61000E-07</text:p>
          </table:table-cell>
          <table:table-cell office:value-type="float" office:value="0.0230308" calcext:value-type="float">
            <text:p>2.30308E-02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979" calcext:value-type="float">
            <text:p>9.79000E-07</text:p>
          </table:table-cell>
          <table:table-cell office:value-type="float" office:value="0.01429" calcext:value-type="float">
            <text:p>1.42900E-02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91" calcext:value-type="float">
            <text:p>9.91000E-07</text:p>
          </table:table-cell>
          <table:table-cell office:value-type="float" office:value="0.0100695" calcext:value-type="float">
            <text:p>1.00695E-02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008" calcext:value-type="float">
            <text:p>1.00800E-06</text:p>
          </table:table-cell>
          <table:table-cell office:value-type="float" office:value="0.0238029" calcext:value-type="float">
            <text:p>2.38029E-02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0275" calcext:value-type="float">
            <text:p>1.02750E-06</text:p>
          </table:table-cell>
          <table:table-cell office:value-type="float" office:value="0.0146722" calcext:value-type="float">
            <text:p>1.46722E-02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04" calcext:value-type="float">
            <text:p>1.04000E-06</text:p>
          </table:table-cell>
          <table:table-cell office:value-type="float" office:value="0.00962081" calcext:value-type="float">
            <text:p>9.62081E-03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58" calcext:value-type="float">
            <text:p>1.05800E-06</text:p>
          </table:table-cell>
          <table:table-cell office:value-type="float" office:value="0.0246347" calcext:value-type="float">
            <text:p>2.46347E-02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084" calcext:value-type="float">
            <text:p>1.08400E-06</text:p>
          </table:table-cell>
          <table:table-cell office:value-type="float" office:value="0.0240074" calcext:value-type="float">
            <text:p>2.40074E-02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1035" calcext:value-type="float">
            <text:p>1.10350E-06</text:p>
          </table:table-cell>
          <table:table-cell office:value-type="float" office:value="0.0117432" calcext:value-type="float">
            <text:p>1.17432E-0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11767" calcext:value-type="float">
            <text:p>1.11767E-06</text:p>
          </table:table-cell>
          <table:table-cell office:value-type="float" office:value="0.0136527" calcext:value-type="float">
            <text:p>1.36527E-02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13768" calcext:value-type="float">
            <text:p>1.13768E-06</text:p>
          </table:table-cell>
          <table:table-cell office:value-type="float" office:value="0.021688" calcext:value-type="float">
            <text:p>2.16880E-02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6" calcext:value-type="float">
            <text:p>1.16000E-06</text:p>
          </table:table-cell>
          <table:table-cell office:value-type="float" office:value="0.0173232" calcext:value-type="float">
            <text:p>1.73232E-02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2025" calcext:value-type="float">
            <text:p>1.20250E-06</text:p>
          </table:table-cell>
          <table:table-cell office:value-type="float" office:value="0.0538197" calcext:value-type="float">
            <text:p>5.38197E-02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2675" calcext:value-type="float">
            <text:p>1.26750E-06</text:p>
          </table:table-cell>
          <table:table-cell office:value-type="float" office:value="0.0511402" calcext:value-type="float">
            <text:p>5.11402E-02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1875" calcext:value-type="float">
            <text:p>1.31875E-06</text:p>
          </table:table-cell>
          <table:table-cell office:value-type="float" office:value="0.0281281" calcext:value-type="float">
            <text:p>2.81281E-02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35375" calcext:value-type="float">
            <text:p>1.35375E-06</text:p>
          </table:table-cell>
          <table:table-cell office:value-type="float" office:value="0.0239372" calcext:value-type="float">
            <text:p>2.39372E-02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40749" calcext:value-type="float">
            <text:p>1.40749E-06</text:p>
          </table:table-cell>
          <table:table-cell office:value-type="float" office:value="0.0531431" calcext:value-type="float">
            <text:p>5.31431E-02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45999" calcext:value-type="float">
            <text:p>1.45999E-06</text:p>
          </table:table-cell>
          <table:table-cell office:value-type="float" office:value="0.0206193" calcext:value-type="float">
            <text:p>2.06193E-02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875" calcext:value-type="float">
            <text:p>1.48750E-06</text:p>
          </table:table-cell>
          <table:table-cell office:value-type="float" office:value="0.0166751" calcext:value-type="float">
            <text:p>1.66751E-02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545" calcext:value-type="float">
            <text:p>1.54500E-06</text:p>
          </table:table-cell>
          <table:table-cell office:value-type="float" office:value="0.057568" calcext:value-type="float">
            <text:p>5.75680E-02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63" calcext:value-type="float">
            <text:p>1.63000E-06</text:p>
          </table:table-cell>
          <table:table-cell office:value-type="float" office:value="0.0489498" calcext:value-type="float">
            <text:p>4.89498E-0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7125" calcext:value-type="float">
            <text:p>1.71250E-06</text:p>
          </table:table-cell>
          <table:table-cell office:value-type="float" office:value="0.0493799" calcext:value-type="float">
            <text:p>4.93799E-02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7975" calcext:value-type="float">
            <text:p>1.79750E-06</text:p>
          </table:table-cell>
          <table:table-cell office:value-type="float" office:value="0.0470531" calcext:value-type="float">
            <text:p>4.70531E-02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885" calcext:value-type="float">
            <text:p>1.88500E-06</text:p>
          </table:table-cell>
          <table:table-cell office:value-type="float" office:value="0.0474522" calcext:value-type="float">
            <text:p>4.74522E-02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75" calcext:value-type="float">
            <text:p>1.97500E-06</text:p>
          </table:table-cell>
          <table:table-cell office:value-type="float" office:value="0.0453193" calcext:value-type="float">
            <text:p>4.53193E-02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06" calcext:value-type="float">
            <text:p>2.06000E-06</text:p>
          </table:table-cell>
          <table:table-cell office:value-type="float" office:value="0.0385393" calcext:value-type="float">
            <text:p>3.85393E-02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15" calcext:value-type="float">
            <text:p>2.11500E-06</text:p>
          </table:table-cell>
          <table:table-cell office:value-type="float" office:value="0.0141844" calcext:value-type="float">
            <text:p>1.41844E-02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45" calcext:value-type="float">
            <text:p>2.24500E-06</text:p>
          </table:table-cell>
          <table:table-cell office:value-type="float" office:value="0.101661" calcext:value-type="float">
            <text:p>1.01661E-01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455" calcext:value-type="float">
            <text:p>2.45500E-06</text:p>
          </table:table-cell>
          <table:table-cell office:value-type="float" office:value="0.0765289" calcext:value-type="float">
            <text:p>7.65289E-02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575" calcext:value-type="float">
            <text:p>2.57500E-06</text:p>
          </table:table-cell>
          <table:table-cell office:value-type="float" office:value="0.0191898" calcext:value-type="float">
            <text:p>1.91898E-02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66" calcext:value-type="float">
            <text:p>2.66000E-06</text:p>
          </table:table-cell>
          <table:table-cell office:value-type="float" office:value="0.0443639" calcext:value-type="float">
            <text:p>4.43639E-02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74396" calcext:value-type="float">
            <text:p>2.74396E-06</text:p>
          </table:table-cell>
          <table:table-cell office:value-type="float" office:value="0.0170516" calcext:value-type="float">
            <text:p>1.70516E-02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03396" calcext:value-type="float">
            <text:p>3.03396E-06</text:p>
          </table:table-cell>
          <table:table-cell office:value-type="float" office:value="0.173842" calcext:value-type="float">
            <text:p>1.73842E-01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34038" calcext:value-type="float">
            <text:p>3.34038E-06</text:p>
          </table:table-cell>
          <table:table-cell office:value-type="float" office:value="0.0240725" calcext:value-type="float">
            <text:p>2.40725E-02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69038" calcext:value-type="float">
            <text:p>3.69038E-06</text:p>
          </table:table-cell>
          <table:table-cell office:value-type="float" office:value="0.166184" calcext:value-type="float">
            <text:p>1.66184E-01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06463" calcext:value-type="float">
            <text:p>4.06463E-06</text:p>
          </table:table-cell>
          <table:table-cell office:value-type="float" office:value="0.0316262" calcext:value-type="float">
            <text:p>3.16262E-02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458636" calcext:value-type="float">
            <text:p>4.58636E-06</text:p>
          </table:table-cell>
          <table:table-cell office:value-type="float" office:value="0.197475" calcext:value-type="float">
            <text:p>1.97475E-01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19496" calcext:value-type="float">
            <text:p>5.19496E-06</text:p>
          </table:table-cell>
          <table:table-cell office:value-type="float" office:value="0.0572934" calcext:value-type="float">
            <text:p>5.72934E-02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5327" calcext:value-type="float">
            <text:p>5.75327E-06</text:p>
          </table:table-cell>
          <table:table-cell office:value-type="float" office:value="0.138977" calcext:value-type="float">
            <text:p>1.38977E-01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84205" calcext:value-type="float">
            <text:p>6.84205E-06</text:p>
          </table:table-cell>
          <table:table-cell office:value-type="float" office:value="0.186789" calcext:value-type="float">
            <text:p>1.86789E-01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791964" calcext:value-type="float">
            <text:p>7.91964E-06</text:p>
          </table:table-cell>
          <table:table-cell office:value-type="float" office:value="0.0995457" calcext:value-type="float">
            <text:p>9.95457E-02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875255" calcext:value-type="float">
            <text:p>8.75255E-06</text:p>
          </table:table-cell>
          <table:table-cell office:value-type="float" office:value="0.0995678" calcext:value-type="float">
            <text:p>9.95678E-02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954768" calcext:value-type="float">
            <text:p>9.54768E-06</text:p>
          </table:table-cell>
          <table:table-cell office:value-type="float" office:value="0.0751139" calcext:value-type="float">
            <text:p>7.51139E-02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10565" calcext:value-type="float">
            <text:p>1.05650E-05</text:p>
          </table:table-cell>
          <table:table-cell office:value-type="float" office:value="0.124952" calcext:value-type="float">
            <text:p>1.24952E-01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24671" calcext:value-type="float">
            <text:p>1.24671E-05</text:p>
          </table:table-cell>
          <table:table-cell office:value-type="float" office:value="0.199157" calcext:value-type="float">
            <text:p>1.99157E-01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4819" calcext:value-type="float">
            <text:p>1.48190E-05</text:p>
          </table:table-cell>
          <table:table-cell office:value-type="float" office:value="0.149209" calcext:value-type="float">
            <text:p>1.49209E-01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76916" calcext:value-type="float">
            <text:p>1.76916E-05</text:p>
          </table:table-cell>
          <table:table-cell office:value-type="float" office:value="0.199591" calcext:value-type="float">
            <text:p>1.99591E-01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10291" calcext:value-type="float">
            <text:p>2.10291E-05</text:p>
          </table:table-cell>
          <table:table-cell office:value-type="float" office:value="0.144551" calcext:value-type="float">
            <text:p>1.44551E-01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37919" calcext:value-type="float">
            <text:p>2.37919E-05</text:p>
          </table:table-cell>
          <table:table-cell office:value-type="float" office:value="0.100396" calcext:value-type="float">
            <text:p>1.00396E-01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62941" calcext:value-type="float">
            <text:p>2.62941E-05</text:p>
          </table:table-cell>
          <table:table-cell office:value-type="float" office:value="0.100443" calcext:value-type="float">
            <text:p>1.00443E-01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0595" calcext:value-type="float">
            <text:p>2.90595E-05</text:p>
          </table:table-cell>
          <table:table-cell office:value-type="float" office:value="0.10061" calcext:value-type="float">
            <text:p>1.00610E-01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321157" calcext:value-type="float">
            <text:p>3.21157E-05</text:p>
          </table:table-cell>
          <table:table-cell office:value-type="float" office:value="0.100346" calcext:value-type="float">
            <text:p>1.00346E-01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354933" calcext:value-type="float">
            <text:p>3.54933E-05</text:p>
          </table:table-cell>
          <table:table-cell office:value-type="float" office:value="0.097152" calcext:value-type="float">
            <text:p>9.71520E-02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387178" calcext:value-type="float">
            <text:p>3.87178E-05</text:p>
          </table:table-cell>
          <table:table-cell office:value-type="float" office:value="0.0756645" calcext:value-type="float">
            <text:p>7.56645E-02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8432" calcext:value-type="float">
            <text:p>4.28432E-05</text:p>
          </table:table-cell>
          <table:table-cell office:value-type="float" office:value="0.126127" calcext:value-type="float">
            <text:p>1.26127E-01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468845" calcext:value-type="float">
            <text:p>4.68845E-05</text:p>
          </table:table-cell>
          <table:table-cell office:value-type="float" office:value="0.0592739" calcext:value-type="float">
            <text:p>5.92739E-02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99148" calcext:value-type="float">
            <text:p>4.99148E-05</text:p>
          </table:table-cell>
          <table:table-cell office:value-type="float" office:value="0.0672634" calcext:value-type="float">
            <text:p>6.72634E-02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535865" calcext:value-type="float">
            <text:p>5.35865E-05</text:p>
          </table:table-cell>
          <table:table-cell office:value-type="float" office:value="0.0757573" calcext:value-type="float">
            <text:p>7.57573E-02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617496" calcext:value-type="float">
            <text:p>6.17496E-05</text:p>
          </table:table-cell>
          <table:table-cell office:value-type="float" office:value="0.201124" calcext:value-type="float">
            <text:p>2.01124E-01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17888" calcext:value-type="float">
            <text:p>7.17888E-05</text:p>
          </table:table-cell>
          <table:table-cell office:value-type="float" office:value="0.109761" calcext:value-type="float">
            <text:p>1.09761E-01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836673" calcext:value-type="float">
            <text:p>8.36673E-05</text:p>
          </table:table-cell>
          <table:table-cell office:value-type="float" office:value="0.193662" calcext:value-type="float">
            <text:p>1.93662E-01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4201" calcext:value-type="float">
            <text:p>1.14201E-04</text:p>
          </table:table-cell>
          <table:table-cell office:value-type="float" office:value="0.404058" calcext:value-type="float">
            <text:p>4.04058E-01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142684" calcext:value-type="float">
            <text:p>1.42684E-04</text:p>
          </table:table-cell>
          <table:table-cell office:value-type="float" office:value="0.0841265" calcext:value-type="float">
            <text:p>8.41265E-02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7631" calcext:value-type="float">
            <text:p>1.76310E-04</text:p>
          </table:table-cell>
          <table:table-cell office:value-type="float" office:value="0.321688" calcext:value-type="float">
            <text:p>3.21688E-01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5416" calcext:value-type="float">
            <text:p>2.54160E-04</text:p>
          </table:table-cell>
          <table:table-cell office:value-type="float" office:value="0.406099" calcext:value-type="float">
            <text:p>4.06099E-01</text:p>
          </table:table-cell>
          <table:table-cell table:number-columns-repeated="6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38014" calcext:value-type="float">
            <text:p>3.38014E-04</text:p>
          </table:table-cell>
          <table:table-cell office:value-type="float" office:value="0.203421" calcext:value-type="float">
            <text:p>2.03421E-01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412851" calcext:value-type="float">
            <text:p>4.12851E-04</text:p>
          </table:table-cell>
          <table:table-cell office:value-type="float" office:value="0.203385" calcext:value-type="float">
            <text:p>2.03385E-01</text:p>
          </table:table-cell>
          <table:table-cell table:number-columns-repeated="6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65643" calcext:value-type="float">
            <text:p>5.65643E-04</text:p>
          </table:table-cell>
          <table:table-cell office:value-type="float" office:value="0.4079" calcext:value-type="float">
            <text:p>4.07900E-01</text:p>
          </table:table-cell>
          <table:table-cell table:number-columns-repeated="6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712903" calcext:value-type="float">
            <text:p>7.12903E-04</text:p>
          </table:table-cell>
          <table:table-cell office:value-type="float" office:value="0.101993" calcext:value-type="float">
            <text:p>1.01993E-01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3138" calcext:value-type="float">
            <text:p>8.31380E-04</text:p>
          </table:table-cell>
          <table:table-cell office:value-type="float" office:value="0.203482" calcext:value-type="float">
            <text:p>2.03482E-01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62316" calcext:value-type="float">
            <text:p>9.62316E-04</text:p>
          </table:table-cell>
          <table:table-cell office:value-type="float" office:value="0.102064" calcext:value-type="float">
            <text:p>1.02064E-01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12225" calcext:value-type="float">
            <text:p>1.12225E-03</text:p>
          </table:table-cell>
          <table:table-cell office:value-type="float" office:value="0.204455" calcext:value-type="float">
            <text:p>2.04455E-01</text:p>
          </table:table-cell>
          <table:table-cell table:number-columns-repeated="6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33396" calcext:value-type="float">
            <text:p>1.33396E-03</text:p>
          </table:table-cell>
          <table:table-cell office:value-type="float" office:value="0.153384" calcext:value-type="float">
            <text:p>1.53384E-01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7058" calcext:value-type="float">
            <text:p>1.47058E-03</text:p>
          </table:table-cell>
          <table:table-cell office:value-type="float" office:value="0.0515362" calcext:value-type="float">
            <text:p>5.15362E-02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771" calcext:value-type="float">
            <text:p>1.77100E-03</text:p>
          </table:table-cell>
          <table:table-cell office:value-type="float" office:value="0.307573" calcext:value-type="float">
            <text:p>3.07573E-01</text:p>
          </table:table-cell>
          <table:table-cell table:number-columns-repeated="6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4168" calcext:value-type="float">
            <text:p>2.14168E-03</text:p>
          </table:table-cell>
          <table:table-cell office:value-type="float" office:value="0.103399" calcext:value-type="float">
            <text:p>1.03399E-01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80165" calcext:value-type="float">
            <text:p>2.80165E-03</text:p>
          </table:table-cell>
          <table:table-cell office:value-type="float" office:value="0.412913" calcext:value-type="float">
            <text:p>4.12913E-01</text:p>
          </table:table-cell>
          <table:table-cell table:number-columns-repeated="6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44063" calcext:value-type="float">
            <text:p>3.44063E-03</text:p>
          </table:table-cell>
          <table:table-cell office:value-type="float" office:value="0.0519321" calcext:value-type="float">
            <text:p>5.19321E-02</text:p>
          </table:table-cell>
          <table:table-cell table:number-columns-repeated="6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26556" calcext:value-type="float">
            <text:p>4.26556E-03</text:p>
          </table:table-cell>
          <table:table-cell office:value-type="float" office:value="0.366678" calcext:value-type="float">
            <text:p>3.66678E-01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26768" calcext:value-type="float">
            <text:p>5.26768E-03</text:p>
          </table:table-cell>
          <table:table-cell office:value-type="float" office:value="0.105476" calcext:value-type="float">
            <text:p>1.05476E-01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49836" calcext:value-type="float">
            <text:p>6.49836E-03</text:p>
          </table:table-cell>
          <table:table-cell office:value-type="float" office:value="0.318793" calcext:value-type="float">
            <text:p>3.18793E-01</text:p>
          </table:table-cell>
          <table:table-cell table:number-columns-repeated="6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29234" calcext:value-type="float">
            <text:p>8.29234E-03</text:p>
          </table:table-cell>
          <table:table-cell office:value-type="float" office:value="0.214856" calcext:value-type="float">
            <text:p>2.14856E-01</text:p>
          </table:table-cell>
          <table:table-cell table:number-columns-repeated="6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1283" calcext:value-type="float">
            <text:p>1.01283E-02</text:p>
          </table:table-cell>
          <table:table-cell office:value-type="float" office:value="0.217256" calcext:value-type="float">
            <text:p>2.17256E-01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30861" calcext:value-type="float">
            <text:p>1.30861E-02</text:p>
          </table:table-cell>
          <table:table-cell office:value-type="float" office:value="0.331563" calcext:value-type="float">
            <text:p>3.31563E-01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825" calcext:value-type="float">
            <text:p>1.58250E-02</text:p>
          </table:table-cell>
          <table:table-cell office:value-type="float" office:value="0.112055" calcext:value-type="float">
            <text:p>1.12055E-01</text:p>
          </table:table-cell>
          <table:table-cell table:number-columns-repeated="6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07015" calcext:value-type="float">
            <text:p>2.07015E-02</text:p>
          </table:table-cell>
          <table:table-cell office:value-type="float" office:value="0.460577" calcext:value-type="float">
            <text:p>4.60577E-01</text:p>
          </table:table-cell>
          <table:table-cell table:number-columns-repeated="6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6091" calcext:value-type="float">
            <text:p>2.60910E-02</text:p>
          </table:table-cell>
          <table:table-cell office:value-type="float" office:value="0.118556" calcext:value-type="float">
            <text:p>1.18556E-01</text:p>
          </table:table-cell>
          <table:table-cell table:number-columns-repeated="6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83387" calcext:value-type="float">
            <text:p>2.83387E-02</text:p>
          </table:table-cell>
          <table:table-cell office:value-type="float" office:value="0.0801174" calcext:value-type="float">
            <text:p>8.01174E-02</text:p>
          </table:table-cell>
          <table:table-cell table:number-columns-repeated="6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1308" calcext:value-type="float">
            <text:p>3.31308E-02</text:p>
          </table:table-cell>
          <table:table-cell office:value-type="float" office:value="0.286859" calcext:value-type="float">
            <text:p>2.86859E-01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9232" calcext:value-type="float">
            <text:p>3.89232E-02</text:p>
          </table:table-cell>
          <table:table-cell office:value-type="float" office:value="0.127104" calcext:value-type="float">
            <text:p>1.27104E-01</text:p>
          </table:table-cell>
          <table:table-cell table:number-columns-repeated="6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0167" calcext:value-type="float">
            <text:p>4.80167E-02</text:p>
          </table:table-cell>
          <table:table-cell office:value-type="float" office:value="0.397157" calcext:value-type="float">
            <text:p>3.97157E-01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2725" calcext:value-type="float">
            <text:p>6.12725E-02</text:p>
          </table:table-cell>
          <table:table-cell office:value-type="float" office:value="0.281533" calcext:value-type="float">
            <text:p>2.81533E-01</text:p>
          </table:table-cell>
          <table:table-cell table:number-columns-repeated="6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48385" calcext:value-type="float">
            <text:p>7.48385E-02</text:p>
          </table:table-cell>
          <table:table-cell office:value-type="float" office:value="0.298275" calcext:value-type="float">
            <text:p>2.98275E-01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66937" calcext:value-type="float">
            <text:p>9.66937E-02</text:p>
          </table:table-cell>
          <table:table-cell office:value-type="float" office:value="0.483316" calcext:value-type="float">
            <text:p>4.83316E-01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6931" calcext:value-type="float">
            <text:p>1.16931E-01</text:p>
          </table:table-cell>
          <table:table-cell office:value-type="float" office:value="0.173289" calcext:value-type="float">
            <text:p>1.73289E-01</text:p>
          </table:table-cell>
          <table:table-cell table:number-columns-repeated="6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2965" calcext:value-type="float">
            <text:p>1.52965E-01</text:p>
          </table:table-cell>
          <table:table-cell office:value-type="float" office:value="0.768953" calcext:value-type="float">
            <text:p>7.68953E-01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5196" calcext:value-type="float">
            <text:p>2.15196E-01</text:p>
          </table:table-cell>
          <table:table-cell office:value-type="float" office:value="0.675676" calcext:value-type="float">
            <text:p>6.75676E-01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60236" calcext:value-type="float">
            <text:p>2.60236E-01</text:p>
          </table:table-cell>
          <table:table-cell office:value-type="float" office:value="0.251692" calcext:value-type="float">
            <text:p>2.51692E-01</text:p>
          </table:table-cell>
          <table:table-cell table:number-columns-repeated="6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7606" calcext:value-type="float">
            <text:p>2.87606E-01</text:p>
          </table:table-cell>
          <table:table-cell office:value-type="float" office:value="0.270161" calcext:value-type="float">
            <text:p>2.70161E-01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4798" calcext:value-type="float">
            <text:p>3.54798E-01</text:p>
          </table:table-cell>
          <table:table-cell office:value-type="float" office:value="0.880171" calcext:value-type="float">
            <text:p>8.80171E-01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9057" calcext:value-type="float">
            <text:p>4.29057E-01</text:p>
          </table:table-cell>
          <table:table-cell office:value-type="float" office:value="0.252584" calcext:value-type="float">
            <text:p>2.52584E-01</text:p>
          </table:table-cell>
          <table:table-cell table:number-columns-repeated="6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182" calcext:value-type="float">
            <text:p>4.74182E-01</text:p>
          </table:table-cell>
          <table:table-cell office:value-type="float" office:value="0.310513" calcext:value-type="float">
            <text:p>3.10513E-01</text:p>
          </table:table-cell>
          <table:table-cell table:number-columns-repeated="6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4052" calcext:value-type="float">
            <text:p>5.24052E-01</text:p>
          </table:table-cell>
          <table:table-cell office:value-type="float" office:value="0.35756" calcext:value-type="float">
            <text:p>3.57560E-01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9167" calcext:value-type="float">
            <text:p>5.79167E-01</text:p>
          </table:table-cell>
          <table:table-cell office:value-type="float" office:value="0.38324" calcext:value-type="float">
            <text:p>3.83240E-01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4476" calcext:value-type="float">
            <text:p>7.14476E-01</text:p>
          </table:table-cell>
          <table:table-cell office:value-type="float" office:value="1.36648" calcext:value-type="float">
            <text:p>1.36648E+00</text:p>
          </table:table-cell>
          <table:table-cell table:number-columns-repeated="6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64015" calcext:value-type="float">
            <text:p>8.64015E-01</text:p>
          </table:table-cell>
          <table:table-cell office:value-type="float" office:value="0.490234" calcext:value-type="float">
            <text:p>4.90234E-01</text:p>
          </table:table-cell>
          <table:table-cell table:number-columns-repeated="6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4885" calcext:value-type="float">
            <text:p>9.54885E-01</text:p>
          </table:table-cell>
          <table:table-cell office:value-type="float" office:value="0.422415" calcext:value-type="float">
            <text:p>4.22415E-01</text:p>
          </table:table-cell>
          <table:table-cell table:number-columns-repeated="6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5531" calcext:value-type="float">
            <text:p>1.05531E+00</text:p>
          </table:table-cell>
          <table:table-cell office:value-type="float" office:value="0.425383" calcext:value-type="float">
            <text:p>4.25383E-01</text:p>
          </table:table-cell>
          <table:table-cell table:number-columns-repeated="6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663" calcext:value-type="float">
            <text:p>1.16630E+00</text:p>
          </table:table-cell>
          <table:table-cell office:value-type="float" office:value="0.521039" calcext:value-type="float">
            <text:p>5.21039E-01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28896" calcext:value-type="float">
            <text:p>1.28896E+00</text:p>
          </table:table-cell>
          <table:table-cell office:value-type="float" office:value="0.516689" calcext:value-type="float">
            <text:p>5.16689E-01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317" calcext:value-type="float">
            <text:p>1.50317E+00</text:p>
          </table:table-cell>
          <table:table-cell office:value-type="float" office:value="1.13968" calcext:value-type="float">
            <text:p>1.13968E+00</text:p>
          </table:table-cell>
          <table:table-cell table:number-columns-repeated="6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3598" calcext:value-type="float">
            <text:p>1.83598E+00</text:p>
          </table:table-cell>
          <table:table-cell office:value-type="float" office:value="1.15169" calcext:value-type="float">
            <text:p>1.15169E+00</text:p>
          </table:table-cell>
          <table:table-cell table:number-columns-repeated="6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2514" calcext:value-type="float">
            <text:p>2.12514E+00</text:p>
          </table:table-cell>
          <table:table-cell office:value-type="float" office:value="0.593914" calcext:value-type="float">
            <text:p>5.93914E-01</text:p>
          </table:table-cell>
          <table:table-cell table:number-columns-repeated="6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4863" calcext:value-type="float">
            <text:p>2.34863E+00</text:p>
          </table:table-cell>
          <table:table-cell office:value-type="float" office:value="0.669784" calcext:value-type="float">
            <text:p>6.69784E-01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3895" calcext:value-type="float">
            <text:p>2.73895E+00</text:p>
          </table:table-cell>
          <table:table-cell office:value-type="float" office:value="1.23064" calcext:value-type="float">
            <text:p>1.23064E+00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4537" calcext:value-type="float">
            <text:p>3.34537E+00</text:p>
          </table:table-cell>
          <table:table-cell office:value-type="float" office:value="0.9477" calcext:value-type="float">
            <text:p>9.47700E-01</text:p>
          </table:table-cell>
          <table:table-cell table:number-columns-repeated="6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08604" calcext:value-type="float">
            <text:p>4.08604E+00</text:p>
          </table:table-cell>
          <table:table-cell office:value-type="float" office:value="0.744977" calcext:value-type="float">
            <text:p>7.44977E-01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9071" calcext:value-type="float">
            <text:p>4.99071E+00</text:p>
          </table:table-cell>
          <table:table-cell office:value-type="float" office:value="0.5679" calcext:value-type="float">
            <text:p>5.67900E-01</text:p>
          </table:table-cell>
          <table:table-cell table:number-columns-repeated="6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7672" calcext:value-type="float">
            <text:p>5.77672E+00</text:p>
          </table:table-cell>
          <table:table-cell office:value-type="float" office:value="0.188561" calcext:value-type="float">
            <text:p>1.88561E-01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425" calcext:value-type="float">
            <text:p>6.38425E+00</text:p>
          </table:table-cell>
          <table:table-cell office:value-type="float" office:value="0.149114" calcext:value-type="float">
            <text:p>1.49114E-01</text:p>
          </table:table-cell>
          <table:table-cell table:number-columns-repeated="6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4525" calcext:value-type="float">
            <text:p>7.44525E+00</text:p>
          </table:table-cell>
          <table:table-cell office:value-type="float" office:value="0.167173" calcext:value-type="float">
            <text:p>1.67173E-01</text:p>
          </table:table-cell>
          <table:table-cell table:number-columns-repeated="6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366" calcext:value-type="float">
            <text:p>9.09366E+00</text:p>
          </table:table-cell>
          <table:table-cell office:value-type="float" office:value="0.0633719" calcext:value-type="float">
            <text:p>6.33719E-02</text:p>
          </table:table-cell>
          <table:table-cell table:number-columns-repeated="6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91" calcext:value-type="float">
            <text:p>1.08091E+01</text:p>
          </table:table-cell>
          <table:table-cell office:value-type="float" office:value="0.0166358" calcext:value-type="float">
            <text:p>1.66358E-02</text:p>
          </table:table-cell>
          <table:table-cell table:number-columns-repeated="6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7293" calcext:value-type="float">
            <text:p>1.27293E+01</text:p>
          </table:table-cell>
          <table:table-cell office:value-type="float" office:value="0.00566075" calcext:value-type="float">
            <text:p>5.66075E-03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3792" calcext:value-type="float">
            <text:p>1.43792E+01</text:p>
          </table:table-cell>
          <table:table-cell office:value-type="float" office:value="0.000606252" calcext:value-type="float">
            <text:p>6.06252E-04</text:p>
          </table:table-cell>
          <table:table-cell table:number-columns-repeated="6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254" calcext:value-type="float">
            <text:p>1.61254E+01</text:p>
          </table:table-cell>
          <table:table-cell office:value-type="float" office:value="0.000559231" calcext:value-type="float">
            <text:p>5.59231E-04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864" calcext:value-type="float">
            <text:p>1.84864E+01</text:p>
          </table:table-cell>
          <table:table-cell office:value-type="float" office:value="0.000103327" calcext:value-type="float">
            <text:p>1.03327E-04</text:p>
          </table:table-cell>
          <table:table-cell table:number-columns-repeated="61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7:52:53.057353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25T18:19:42.890550283</dc:date>
    <meta:editing-duration>PT5H6M39S</meta:editing-duration>
    <meta:editing-cycles>33</meta:editing-cycles>
    <meta:generator>LibreOffice/6.4.6.2$Linux_X86_64 LibreOffice_project/40$Build-2</meta:generator>
    <meta:document-statistic meta:table-count="4" meta:cell-count="342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chart:data-source-has-labels="both" svg:x="0.415cm" svg:y="0.217cm" svg:width="20.181cm" svg:height="10.534cm">
          <chartooo:coordinate-region svg:x="1.327cm" svg:y="0.417cm" svg:width="18.989cm" svg:height="9.687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Almost_1g</text:p>
              </table:table-cell>
              <table:table-cell office:value-type="string">
                <text:p>Series5</text:p>
              </table:table-cell>
              <table:table-cell office:value-type="string">
                <text:p>Serpent_2g</text:p>
              </table:table-cell>
              <table:table-cell office:value-type="string">
                <text:p>Series7</text:p>
              </table:table-cell>
              <table:table-cell office:value-type="string">
                <text:p>Almost_2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981643867884882">
                <text:p>0.00981643867884882</text:p>
              </table:table-cell>
              <table:table-cell office:value-type="float" office:value="2">
                <text:p>2</text:p>
              </table:table-cell>
              <table:table-cell office:value-type="float" office:value="0.009742062">
                <text:p>0.009742062</text:p>
              </table:table-cell>
              <table:table-cell office:value-type="float" office:value="2">
                <text:p>2</text:p>
              </table:table-cell>
              <table:table-cell office:value-type="float" office:value="0.00953065622766596">
                <text:p>0.00953065622766596</text:p>
              </table:table-cell>
              <table:table-cell office:value-type="float" office:value="2">
                <text:p>2</text:p>
              </table:table-cell>
              <table:table-cell office:value-type="float" office:value="0.009935105">
                <text:p>0.009935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table:cell-range-address="slab_water_3g.B4:slab_water_3g.B53 slab_water_3g.E4:slab_water_3g.E4 slab_water_3g.D4:slab_water_3g.D153 slab_water_3g.E54:slab_water_3g.E54 slab_water_3g.E104:slab_water_3g.E104 slab_water_3g.I4:slab_water_3g.I4 slab_water_3g.H4:slab_water_3g.H153 slab_water_3g.I54:slab_water_3g.I54 slab_water_3g.I104:slab_water_3g.I104" chart:data-source-has-labels="row" svg:x="1.372cm" svg:y="0.934cm" svg:width="18.96cm" svg:height="11.675cm">
          <chartooo:coordinate-region svg:x="2.284cm" svg:y="1.133cm" svg:width="17.768cm" svg:height="10.8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3g.D4:slab_water_3g.D53" chart:label-cell-address="slab_water_3g.E4:slab_water_3g.E4" chart:class="chart:scatter">
            <chart:domain table:cell-range-address="slab_water_3g.B4:slab_water_3g.B53"/>
            <chart:data-point chart:repeated="50"/>
          </chart:series>
          <chart:series chart:style-name="ch8" chart:values-cell-range-address="slab_water_3g.D54:slab_water_3g.D103" chart:label-cell-address="slab_water_3g.E54:slab_water_3g.E54" chart:class="chart:scatter">
            <chart:domain table:cell-range-address="slab_water_3g.B54:slab_water_3g.B103"/>
            <chart:data-point chart:repeated="50"/>
          </chart:series>
          <chart:series chart:style-name="ch9" chart:values-cell-range-address="slab_water_3g.D104:slab_water_3g.D153" chart:label-cell-address="slab_water_3g.E104:slab_water_3g.E104" chart:class="chart:scatter">
            <chart:domain table:cell-range-address="slab_water_3g.B104:slab_water_3g.B153"/>
            <chart:data-point chart:repeated="50"/>
          </chart:series>
          <chart:series chart:style-name="ch10" chart:values-cell-range-address="slab_water_3g.H4:slab_water_3g.H53" chart:label-cell-address="slab_water_3g.I4:slab_water_3g.I4" chart:class="chart:scatter">
            <chart:domain table:cell-range-address="slab_water_3g.G4:slab_water_3g.G52"/>
            <chart:data-point chart:repeated="50"/>
          </chart:series>
          <chart:series chart:style-name="ch11" chart:values-cell-range-address="slab_water_3g.H54:slab_water_3g.H103" chart:label-cell-address="slab_water_3g.I54:slab_water_3g.I54" chart:class="chart:scatter">
            <chart:domain table:cell-range-address="slab_water_3g.G54:slab_water_3g.G103"/>
            <chart:data-point chart:repeated="50"/>
          </chart:series>
          <chart:series chart:style-name="ch12" chart:values-cell-range-address="slab_water_3g.H104:slab_water_3g.H153" chart:label-cell-address="slab_water_3g.I104:slab_water_3g.I104" chart:class="chart:scatter">
            <chart:domain table:cell-range-address="slab_water_3g.G104:slab_water_3g.G153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3g.E4:slab_water_3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3g.E54:slab_water_3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3g.E104:slab_water_3g.E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3g.I4:slab_water_3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3g.I54:slab_water_3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3g.I104:slab_water_3g.I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3g.B4:slab_water_3g.B53</svg:desc>
                </draw:g>
              </table:table-cell>
              <table:table-cell office:value-type="float" office:value="0.00440555312941841">
                <text:p>0.00440555312941841</text:p>
                <draw:g>
                  <svg:desc>slab_water_3g.D4:slab_water_3g.D53</svg:desc>
                </draw:g>
              </table:table-cell>
              <table:table-cell office:value-type="float" office:value="2">
                <text:p>2</text:p>
                <draw:g>
                  <svg:desc>slab_water_3g.B54:slab_water_3g.B103</svg:desc>
                </draw:g>
              </table:table-cell>
              <table:table-cell office:value-type="float" office:value="0.00819940262127427">
                <text:p>0.00819940262127427</text:p>
                <draw:g>
                  <svg:desc>slab_water_3g.D54:slab_water_3g.D103</svg:desc>
                </draw:g>
              </table:table-cell>
              <table:table-cell office:value-type="float" office:value="2">
                <text:p>2</text:p>
                <draw:g>
                  <svg:desc>slab_water_3g.B104:slab_water_3g.B153</svg:desc>
                </draw:g>
              </table:table-cell>
              <table:table-cell office:value-type="float" office:value="0.0177499455776949">
                <text:p>0.0177499455776949</text:p>
                <draw:g>
                  <svg:desc>slab_water_3g.D104:slab_water_3g.D153</svg:desc>
                </draw:g>
              </table:table-cell>
              <table:table-cell office:value-type="float" office:value="2">
                <text:p>2</text:p>
                <draw:g>
                  <svg:desc>slab_water_3g.G4:slab_water_3g.G52</svg:desc>
                </draw:g>
              </table:table-cell>
              <table:table-cell office:value-type="float" office:value="0.004444588">
                <text:p>0.004444588</text:p>
                <draw:g>
                  <svg:desc>slab_water_3g.H4:slab_water_3g.H53</svg:desc>
                </draw:g>
              </table:table-cell>
              <table:table-cell office:value-type="float" office:value="2">
                <text:p>2</text:p>
                <draw:g>
                  <svg:desc>slab_water_3g.G54:slab_water_3g.G103</svg:desc>
                </draw:g>
              </table:table-cell>
              <table:table-cell office:value-type="float" office:value="0.007972525">
                <text:p>0.007972525</text:p>
                <draw:g>
                  <svg:desc>slab_water_3g.H54:slab_water_3g.H103</svg:desc>
                </draw:g>
              </table:table-cell>
              <table:table-cell office:value-type="float" office:value="2">
                <text:p>2</text:p>
                <draw:g>
                  <svg:desc>slab_water_3g.G104:slab_water_3g.G153</svg:desc>
                </draw:g>
              </table:table-cell>
              <table:table-cell office:value-type="float" office:value="0.01770625">
                <text:p>0.01770625</text:p>
                <draw:g>
                  <svg:desc>slab_water_3g.H104:slab_water_3g.H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4g.B4:slab_water_4g.B53 slab_water_4g.E4:slab_water_4g.E4 slab_water_4g.D4:slab_water_4g.D153 slab_water_4g.E54:slab_water_4g.E54 slab_water_4g.E104:slab_water_4g.E104 slab_water_4g.I4:slab_water_4g.I4 slab_water_4g.H4:slab_water_4g.H153 slab_water_4g.I54:slab_water_4g.I54 slab_water_4g.I104:slab_water_4g.I10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4g.D4:slab_water_4g.D53" chart:label-cell-address="slab_water_4g.E4:slab_water_4g.E4" chart:class="chart:scatter">
            <chart:domain table:cell-range-address="slab_water_4g.B4:slab_water_4g.B53"/>
            <chart:data-point chart:repeated="50"/>
          </chart:series>
          <chart:series chart:style-name="ch8" chart:values-cell-range-address="slab_water_4g.D54:slab_water_4g.D103" chart:label-cell-address="slab_water_4g.E54:slab_water_4g.E54" chart:class="chart:scatter">
            <chart:domain table:cell-range-address="slab_water_4g.B54:slab_water_4g.B103"/>
            <chart:data-point chart:repeated="50"/>
          </chart:series>
          <chart:series chart:style-name="ch9" chart:values-cell-range-address="slab_water_4g.D104:slab_water_4g.D153" chart:label-cell-address="slab_water_4g.E104:slab_water_4g.E104" chart:class="chart:scatter">
            <chart:domain table:cell-range-address="slab_water_4g.B104:slab_water_4g.B153"/>
            <chart:data-point chart:repeated="50"/>
          </chart:series>
          <chart:series chart:style-name="ch10" chart:values-cell-range-address="slab_water_4g.H4:slab_water_4g.H53" chart:label-cell-address="slab_water_4g.I4:slab_water_4g.I4" chart:class="chart:scatter">
            <chart:domain table:cell-range-address="slab_water_4g.G4:slab_water_4g.G52"/>
            <chart:data-point chart:repeated="50"/>
          </chart:series>
          <chart:series chart:style-name="ch11" chart:values-cell-range-address="slab_water_4g.H54:slab_water_4g.H103" chart:label-cell-address="slab_water_4g.I54:slab_water_4g.I54" chart:class="chart:scatter">
            <chart:domain table:cell-range-address="slab_water_4g.G54:slab_water_4g.G103"/>
            <chart:data-point chart:repeated="50"/>
          </chart:series>
          <chart:series chart:style-name="ch12" chart:values-cell-range-address="slab_water_4g.H104:slab_water_4g.H153" chart:label-cell-address="slab_water_4g.I104:slab_water_4g.I104" chart:class="chart:scatter">
            <chart:domain table:cell-range-address="slab_water_4g.G104:slab_water_4g.G153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4g.E4:slab_water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4g.E54:slab_water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4g.E104:slab_water_4g.E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4g.I4:slab_water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4g.I54:slab_water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4g.I104:slab_water_4g.I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4g.B4:slab_water_4g.B53</svg:desc>
                </draw:g>
              </table:table-cell>
              <table:table-cell office:value-type="float" office:value="0.00446918950531326">
                <text:p>0.00446918950531326</text:p>
                <draw:g>
                  <svg:desc>slab_water_4g.D4:slab_water_4g.D53</svg:desc>
                </draw:g>
              </table:table-cell>
              <table:table-cell office:value-type="float" office:value="2">
                <text:p>2</text:p>
                <draw:g>
                  <svg:desc>slab_water_4g.B54:slab_water_4g.B103</svg:desc>
                </draw:g>
              </table:table-cell>
              <table:table-cell office:value-type="float" office:value="0.00417080118103038">
                <text:p>0.00417080118103038</text:p>
                <draw:g>
                  <svg:desc>slab_water_4g.D54:slab_water_4g.D103</svg:desc>
                </draw:g>
              </table:table-cell>
              <table:table-cell office:value-type="float" office:value="2">
                <text:p>2</text:p>
                <draw:g>
                  <svg:desc>slab_water_4g.B104:slab_water_4g.B153</svg:desc>
                </draw:g>
              </table:table-cell>
              <table:table-cell office:value-type="float" office:value="0.00408706237182689">
                <text:p>0.00408706237182689</text:p>
                <draw:g>
                  <svg:desc>slab_water_4g.D104:slab_water_4g.D153</svg:desc>
                </draw:g>
              </table:table-cell>
              <table:table-cell office:value-type="float" office:value="2">
                <text:p>2</text:p>
                <draw:g>
                  <svg:desc>slab_water_4g.G4:slab_water_4g.G52</svg:desc>
                </draw:g>
              </table:table-cell>
              <table:table-cell office:value-type="float" office:value="0.004435527">
                <text:p>0.004435527</text:p>
                <draw:g>
                  <svg:desc>slab_water_4g.H4:slab_water_4g.H53</svg:desc>
                </draw:g>
              </table:table-cell>
              <table:table-cell office:value-type="float" office:value="2">
                <text:p>2</text:p>
                <draw:g>
                  <svg:desc>slab_water_4g.G54:slab_water_4g.G103</svg:desc>
                </draw:g>
              </table:table-cell>
              <table:table-cell office:value-type="float" office:value="0.004064574">
                <text:p>0.004064574</text:p>
                <draw:g>
                  <svg:desc>slab_water_4g.H54:slab_water_4g.H103</svg:desc>
                </draw:g>
              </table:table-cell>
              <table:table-cell office:value-type="float" office:value="2">
                <text:p>2</text:p>
                <draw:g>
                  <svg:desc>slab_water_4g.G104:slab_water_4g.G153</svg:desc>
                </draw:g>
              </table:table-cell>
              <table:table-cell office:value-type="float" office:value="0.003957006">
                <text:p>0.003957006</text:p>
                <draw:g>
                  <svg:desc>slab_water_4g.H104:slab_water_4g.H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6">
                <text:p>0.00417755244142636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6">
                <text:p>0.00401042252741746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">
                <text:p>0.0022426441094721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2">
                <text:p>0.000797462934525722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78cm" svg:height="10.147cm" xlink:href=".." xlink:type="simple" chart:class="chart:scatter" chart:style-name="ch1">
        <chart:plot-area chart:style-name="ch2" table:cell-range-address="slab_water_spectrum.B3:slab_water_spectrum.C174" svg:x="0.603cm" svg:y="0.202cm" svg:width="28.972cm" svg:height="9.743cm">
          <chartooo:coordinate-region svg:x="1.515cm" svg:y="0.401cm" svg:width="27.317cm" svg:height="8.8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lab_water_spectrum.C3:slab_water_spectrum.C174" chart:class="chart:scatter">
            <chart:domain table:cell-range-address="slab_water_spectrum.B3:slab_water_spectrum.B174"/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505">
                <text:p>0.000000001505</text:p>
                <draw:g>
                  <svg:desc>slab_water_spectrum.B3:slab_water_spectrum.B174</svg:desc>
                </draw:g>
              </table:table-cell>
              <table:table-cell office:value-type="float" office:value="0.232964">
                <text:p>0.232964</text:p>
                <draw:g>
                  <svg:desc>slab_water_spectrum.C3:slab_water_spectrum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381824">
                <text:p>0.381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95">
                <text:p>0.00000000595</text:p>
              </table:table-cell>
              <table:table-cell office:value-type="float" office:value="0.501926">
                <text:p>0.501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845">
                <text:p>0.00000000845</text:p>
              </table:table-cell>
              <table:table-cell office:value-type="float" office:value="1.05695">
                <text:p>1.05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2.15596">
                <text:p>2.15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2.50098">
                <text:p>2.5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2.66353">
                <text:p>2.66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2.69365">
                <text:p>2.69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325">
                <text:p>0.0000000325</text:p>
              </table:table-cell>
              <table:table-cell office:value-type="float" office:value="2.63581">
                <text:p>2.63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385">
                <text:p>0.0000000385</text:p>
              </table:table-cell>
              <table:table-cell office:value-type="float" office:value="3.48231">
                <text:p>3.48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46">
                <text:p>0.000000046</text:p>
              </table:table-cell>
              <table:table-cell office:value-type="float" office:value="3.58058">
                <text:p>3.5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4">
                <text:p>0.000000054</text:p>
              </table:table-cell>
              <table:table-cell office:value-type="float" office:value="3.10827">
                <text:p>3.10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625">
                <text:p>0.0000000625</text:p>
              </table:table-cell>
              <table:table-cell office:value-type="float" office:value="2.94168">
                <text:p>2.94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2.63893">
                <text:p>2.63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785">
                <text:p>0.0000000785</text:p>
              </table:table-cell>
              <table:table-cell office:value-type="float" office:value="0.67717">
                <text:p>0.67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2.71509">
                <text:p>2.71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75">
                <text:p>0.0000000975</text:p>
              </table:table-cell>
              <table:table-cell office:value-type="float" office:value="0.694122">
                <text:p>0.694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075">
                <text:p>0.0000001075</text:p>
              </table:table-cell>
              <table:table-cell office:value-type="float" office:value="1.60412">
                <text:p>1.60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245">
                <text:p>0.0000001245</text:p>
              </table:table-cell>
              <table:table-cell office:value-type="float" office:value="1.29127">
                <text:p>1.29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7">
                <text:p>0.000000137</text:p>
              </table:table-cell>
              <table:table-cell office:value-type="float" office:value="0.288559">
                <text:p>0.288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5">
                <text:p>0.00000015</text:p>
              </table:table-cell>
              <table:table-cell office:value-type="float" office:value="0.689882">
                <text:p>0.689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7">
                <text:p>0.00000017</text:p>
              </table:table-cell>
              <table:table-cell office:value-type="float" office:value="0.419667">
                <text:p>0.419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845">
                <text:p>0.0000001845</text:p>
              </table:table-cell>
              <table:table-cell office:value-type="float" office:value="0.134605">
                <text:p>0.134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045">
                <text:p>0.0000002045</text:p>
              </table:table-cell>
              <table:table-cell office:value-type="float" office:value="0.31765">
                <text:p>0.31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34">
                <text:p>0.000000234</text:p>
              </table:table-cell>
              <table:table-cell office:value-type="float" office:value="0.183161">
                <text:p>0.183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0.153904">
                <text:p>0.153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9">
                <text:p>0.00000029</text:p>
              </table:table-cell>
              <table:table-cell office:value-type="float" office:value="0.0800947">
                <text:p>0.0800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0725">
                <text:p>0.00000030725</text:p>
              </table:table-cell>
              <table:table-cell office:value-type="float" office:value="0.0529759">
                <text:p>0.0529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1725">
                <text:p>0.00000031725</text:p>
              </table:table-cell>
              <table:table-cell office:value-type="float" office:value="0.0192898">
                <text:p>0.0192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35">
                <text:p>0.000000335</text:p>
              </table:table-cell>
              <table:table-cell office:value-type="float" office:value="0.0976103">
                <text:p>0.0976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705">
                <text:p>0.0000003705</text:p>
              </table:table-cell>
              <table:table-cell office:value-type="float" office:value="0.118245">
                <text:p>0.118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955">
                <text:p>0.0000003955</text:p>
              </table:table-cell>
              <table:table-cell office:value-type="float" office:value="0.0241288">
                <text:p>0.0241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165">
                <text:p>0.0000004165</text:p>
              </table:table-cell>
              <table:table-cell office:value-type="float" office:value="0.083124">
                <text:p>0.083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0.118104">
                <text:p>0.118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925">
                <text:p>0.0000004925</text:p>
              </table:table-cell>
              <table:table-cell office:value-type="float" office:value="0.0313783">
                <text:p>0.0313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0.0794303">
                <text:p>0.0794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825">
                <text:p>0.0000005825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65">
                <text:p>0.000000665</text:p>
              </table:table-cell>
              <table:table-cell office:value-type="float" office:value="0.122857">
                <text:p>0.12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0.10268">
                <text:p>0.102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85">
                <text:p>0.000000785</text:p>
              </table:table-cell>
              <table:table-cell office:value-type="float" office:value="0.0129459">
                <text:p>0.0129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82">
                <text:p>0.00000082</text:p>
              </table:table-cell>
              <table:table-cell office:value-type="float" office:value="0.0743139">
                <text:p>0.0743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0118061">
                <text:p>0.0118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885">
                <text:p>0.000000885</text:p>
              </table:table-cell>
              <table:table-cell office:value-type="float" office:value="0.0567123">
                <text:p>0.0567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0219405">
                <text:p>0.0219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0212326">
                <text:p>0.0212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961">
                <text:p>0.000000961</text:p>
              </table:table-cell>
              <table:table-cell office:value-type="float" office:value="0.0230308">
                <text:p>0.0230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01429">
                <text:p>0.01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0100695">
                <text:p>0.0100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0238029">
                <text:p>0.0238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75">
                <text:p>0.0000010275</text:p>
              </table:table-cell>
              <table:table-cell office:value-type="float" office:value="0.0146722">
                <text:p>0.0146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00962081">
                <text:p>0.00962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58">
                <text:p>0.000001058</text:p>
              </table:table-cell>
              <table:table-cell office:value-type="float" office:value="0.0246347">
                <text:p>0.0246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0240074">
                <text:p>0.0240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1035">
                <text:p>0.0000011035</text:p>
              </table:table-cell>
              <table:table-cell office:value-type="float" office:value="0.0117432">
                <text:p>0.0117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1767">
                <text:p>0.00000111767</text:p>
              </table:table-cell>
              <table:table-cell office:value-type="float" office:value="0.0136527">
                <text:p>0.0136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3768">
                <text:p>0.00000113768</text:p>
              </table:table-cell>
              <table:table-cell office:value-type="float" office:value="0.021688">
                <text:p>0.021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0173232">
                <text:p>0.0173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025">
                <text:p>0.0000012025</text:p>
              </table:table-cell>
              <table:table-cell office:value-type="float" office:value="0.0538197">
                <text:p>0.05381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675">
                <text:p>0.0000012675</text:p>
              </table:table-cell>
              <table:table-cell office:value-type="float" office:value="0.0511402">
                <text:p>0.0511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1875">
                <text:p>0.00000131875</text:p>
              </table:table-cell>
              <table:table-cell office:value-type="float" office:value="0.0281281">
                <text:p>0.0281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5375">
                <text:p>0.00000135375</text:p>
              </table:table-cell>
              <table:table-cell office:value-type="float" office:value="0.0239372">
                <text:p>0.02393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40749">
                <text:p>0.00000140749</text:p>
              </table:table-cell>
              <table:table-cell office:value-type="float" office:value="0.0531431">
                <text:p>0.05314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5999">
                <text:p>0.00000145999</text:p>
              </table:table-cell>
              <table:table-cell office:value-type="float" office:value="0.0206193">
                <text:p>0.02061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875">
                <text:p>0.0000014875</text:p>
              </table:table-cell>
              <table:table-cell office:value-type="float" office:value="0.0166751">
                <text:p>0.01667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545">
                <text:p>0.000001545</text:p>
              </table:table-cell>
              <table:table-cell office:value-type="float" office:value="0.057568">
                <text:p>0.057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63">
                <text:p>0.00000163</text:p>
              </table:table-cell>
              <table:table-cell office:value-type="float" office:value="0.0489498">
                <text:p>0.04894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7125">
                <text:p>0.0000017125</text:p>
              </table:table-cell>
              <table:table-cell office:value-type="float" office:value="0.0493799">
                <text:p>0.0493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7975">
                <text:p>0.0000017975</text:p>
              </table:table-cell>
              <table:table-cell office:value-type="float" office:value="0.0470531">
                <text:p>0.0470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85">
                <text:p>0.000001885</text:p>
              </table:table-cell>
              <table:table-cell office:value-type="float" office:value="0.0474522">
                <text:p>0.0474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975">
                <text:p>0.000001975</text:p>
              </table:table-cell>
              <table:table-cell office:value-type="float" office:value="0.0453193">
                <text:p>0.0453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0385393">
                <text:p>0.0385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115">
                <text:p>0.000002115</text:p>
              </table:table-cell>
              <table:table-cell office:value-type="float" office:value="0.0141844">
                <text:p>0.0141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245">
                <text:p>0.000002245</text:p>
              </table:table-cell>
              <table:table-cell office:value-type="float" office:value="0.101661">
                <text:p>0.1016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2455">
                <text:p>0.000002455</text:p>
              </table:table-cell>
              <table:table-cell office:value-type="float" office:value="0.0765289">
                <text:p>0.0765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575">
                <text:p>0.000002575</text:p>
              </table:table-cell>
              <table:table-cell office:value-type="float" office:value="0.0191898">
                <text:p>0.01918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0443639">
                <text:p>0.0443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74396">
                <text:p>0.00000274396</text:p>
              </table:table-cell>
              <table:table-cell office:value-type="float" office:value="0.0170516">
                <text:p>0.0170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03396">
                <text:p>0.00000303396</text:p>
              </table:table-cell>
              <table:table-cell office:value-type="float" office:value="0.173842">
                <text:p>0.1738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334038">
                <text:p>0.00000334038</text:p>
              </table:table-cell>
              <table:table-cell office:value-type="float" office:value="0.0240725">
                <text:p>0.0240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69038">
                <text:p>0.00000369038</text:p>
              </table:table-cell>
              <table:table-cell office:value-type="float" office:value="0.166184">
                <text:p>0.166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06463">
                <text:p>0.00000406463</text:p>
              </table:table-cell>
              <table:table-cell office:value-type="float" office:value="0.0316262">
                <text:p>0.0316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58636">
                <text:p>0.00000458636</text:p>
              </table:table-cell>
              <table:table-cell office:value-type="float" office:value="0.197475">
                <text:p>0.197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19496">
                <text:p>0.00000519496</text:p>
              </table:table-cell>
              <table:table-cell office:value-type="float" office:value="0.0572934">
                <text:p>0.0572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75327">
                <text:p>0.00000575327</text:p>
              </table:table-cell>
              <table:table-cell office:value-type="float" office:value="0.138977">
                <text:p>0.1389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684205">
                <text:p>0.00000684205</text:p>
              </table:table-cell>
              <table:table-cell office:value-type="float" office:value="0.186789">
                <text:p>0.186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791964">
                <text:p>0.00000791964</text:p>
              </table:table-cell>
              <table:table-cell office:value-type="float" office:value="0.0995457">
                <text:p>0.09954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875255">
                <text:p>0.00000875255</text:p>
              </table:table-cell>
              <table:table-cell office:value-type="float" office:value="0.0995678">
                <text:p>0.0995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954768">
                <text:p>0.00000954768</text:p>
              </table:table-cell>
              <table:table-cell office:value-type="float" office:value="0.0751139">
                <text:p>0.0751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0565">
                <text:p>0.000010565</text:p>
              </table:table-cell>
              <table:table-cell office:value-type="float" office:value="0.124952">
                <text:p>0.124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4671">
                <text:p>0.0000124671</text:p>
              </table:table-cell>
              <table:table-cell office:value-type="float" office:value="0.199157">
                <text:p>0.1991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4819">
                <text:p>0.000014819</text:p>
              </table:table-cell>
              <table:table-cell office:value-type="float" office:value="0.149209">
                <text:p>0.149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76916">
                <text:p>0.0000176916</text:p>
              </table:table-cell>
              <table:table-cell office:value-type="float" office:value="0.199591">
                <text:p>0.199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10291">
                <text:p>0.0000210291</text:p>
              </table:table-cell>
              <table:table-cell office:value-type="float" office:value="0.144551">
                <text:p>0.1445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37919">
                <text:p>0.0000237919</text:p>
              </table:table-cell>
              <table:table-cell office:value-type="float" office:value="0.100396">
                <text:p>0.100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62941">
                <text:p>0.0000262941</text:p>
              </table:table-cell>
              <table:table-cell office:value-type="float" office:value="0.100443">
                <text:p>0.100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90595">
                <text:p>0.0000290595</text:p>
              </table:table-cell>
              <table:table-cell office:value-type="float" office:value="0.10061">
                <text:p>0.10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21157">
                <text:p>0.0000321157</text:p>
              </table:table-cell>
              <table:table-cell office:value-type="float" office:value="0.100346">
                <text:p>0.100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54933">
                <text:p>0.0000354933</text:p>
              </table:table-cell>
              <table:table-cell office:value-type="float" office:value="0.097152">
                <text:p>0.097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7178">
                <text:p>0.0000387178</text:p>
              </table:table-cell>
              <table:table-cell office:value-type="float" office:value="0.0756645">
                <text:p>0.0756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8432">
                <text:p>0.0000428432</text:p>
              </table:table-cell>
              <table:table-cell office:value-type="float" office:value="0.126127">
                <text:p>0.126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68845">
                <text:p>0.0000468845</text:p>
              </table:table-cell>
              <table:table-cell office:value-type="float" office:value="0.0592739">
                <text:p>0.05927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99148">
                <text:p>0.0000499148</text:p>
              </table:table-cell>
              <table:table-cell office:value-type="float" office:value="0.0672634">
                <text:p>0.0672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35865">
                <text:p>0.0000535865</text:p>
              </table:table-cell>
              <table:table-cell office:value-type="float" office:value="0.0757573">
                <text:p>0.0757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617496">
                <text:p>0.0000617496</text:p>
              </table:table-cell>
              <table:table-cell office:value-type="float" office:value="0.201124">
                <text:p>0.201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17888">
                <text:p>0.0000717888</text:p>
              </table:table-cell>
              <table:table-cell office:value-type="float" office:value="0.109761">
                <text:p>0.109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36673">
                <text:p>0.0000836673</text:p>
              </table:table-cell>
              <table:table-cell office:value-type="float" office:value="0.193662">
                <text:p>0.1936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14201">
                <text:p>0.000114201</text:p>
              </table:table-cell>
              <table:table-cell office:value-type="float" office:value="0.404058">
                <text:p>0.404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42684">
                <text:p>0.000142684</text:p>
              </table:table-cell>
              <table:table-cell office:value-type="float" office:value="0.0841265">
                <text:p>0.0841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631">
                <text:p>0.00017631</text:p>
              </table:table-cell>
              <table:table-cell office:value-type="float" office:value="0.321688">
                <text:p>0.3216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416">
                <text:p>0.00025416</text:p>
              </table:table-cell>
              <table:table-cell office:value-type="float" office:value="0.406099">
                <text:p>0.406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8014">
                <text:p>0.000338014</text:p>
              </table:table-cell>
              <table:table-cell office:value-type="float" office:value="0.203421">
                <text:p>0.203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12851">
                <text:p>0.000412851</text:p>
              </table:table-cell>
              <table:table-cell office:value-type="float" office:value="0.203385">
                <text:p>0.2033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65643">
                <text:p>0.000565643</text:p>
              </table:table-cell>
              <table:table-cell office:value-type="float" office:value="0.4079">
                <text:p>0.40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2903">
                <text:p>0.000712903</text:p>
              </table:table-cell>
              <table:table-cell office:value-type="float" office:value="0.101993">
                <text:p>0.1019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3138">
                <text:p>0.00083138</text:p>
              </table:table-cell>
              <table:table-cell office:value-type="float" office:value="0.203482">
                <text:p>0.2034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2316">
                <text:p>0.000962316</text:p>
              </table:table-cell>
              <table:table-cell office:value-type="float" office:value="0.102064">
                <text:p>0.1020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2225">
                <text:p>0.00112225</text:p>
              </table:table-cell>
              <table:table-cell office:value-type="float" office:value="0.204455">
                <text:p>0.204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3396">
                <text:p>0.00133396</text:p>
              </table:table-cell>
              <table:table-cell office:value-type="float" office:value="0.153384">
                <text:p>0.1533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7058">
                <text:p>0.00147058</text:p>
              </table:table-cell>
              <table:table-cell office:value-type="float" office:value="0.0515362">
                <text:p>0.0515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71">
                <text:p>0.001771</text:p>
              </table:table-cell>
              <table:table-cell office:value-type="float" office:value="0.307573">
                <text:p>0.3075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4168">
                <text:p>0.00214168</text:p>
              </table:table-cell>
              <table:table-cell office:value-type="float" office:value="0.103399">
                <text:p>0.103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165">
                <text:p>0.00280165</text:p>
              </table:table-cell>
              <table:table-cell office:value-type="float" office:value="0.412913">
                <text:p>0.4129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4063">
                <text:p>0.00344063</text:p>
              </table:table-cell>
              <table:table-cell office:value-type="float" office:value="0.0519321">
                <text:p>0.0519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26556">
                <text:p>0.00426556</text:p>
              </table:table-cell>
              <table:table-cell office:value-type="float" office:value="0.366678">
                <text:p>0.3666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26768">
                <text:p>0.00526768</text:p>
              </table:table-cell>
              <table:table-cell office:value-type="float" office:value="0.105476">
                <text:p>0.105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9836">
                <text:p>0.00649836</text:p>
              </table:table-cell>
              <table:table-cell office:value-type="float" office:value="0.318793">
                <text:p>0.3187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9234">
                <text:p>0.00829234</text:p>
              </table:table-cell>
              <table:table-cell office:value-type="float" office:value="0.214856">
                <text:p>0.21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283">
                <text:p>0.0101283</text:p>
              </table:table-cell>
              <table:table-cell office:value-type="float" office:value="0.217256">
                <text:p>0.217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61">
                <text:p>0.0130861</text:p>
              </table:table-cell>
              <table:table-cell office:value-type="float" office:value="0.331563">
                <text:p>0.331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825">
                <text:p>0.015825</text:p>
              </table:table-cell>
              <table:table-cell office:value-type="float" office:value="0.112055">
                <text:p>0.112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015">
                <text:p>0.0207015</text:p>
              </table:table-cell>
              <table:table-cell office:value-type="float" office:value="0.460577">
                <text:p>0.460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091">
                <text:p>0.026091</text:p>
              </table:table-cell>
              <table:table-cell office:value-type="float" office:value="0.118556">
                <text:p>0.118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3387">
                <text:p>0.0283387</text:p>
              </table:table-cell>
              <table:table-cell office:value-type="float" office:value="0.0801174">
                <text:p>0.0801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1308">
                <text:p>0.0331308</text:p>
              </table:table-cell>
              <table:table-cell office:value-type="float" office:value="0.286859">
                <text:p>0.2868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9232">
                <text:p>0.0389232</text:p>
              </table:table-cell>
              <table:table-cell office:value-type="float" office:value="0.127104">
                <text:p>0.127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80167">
                <text:p>0.0480167</text:p>
              </table:table-cell>
              <table:table-cell office:value-type="float" office:value="0.397157">
                <text:p>0.397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12725">
                <text:p>0.0612725</text:p>
              </table:table-cell>
              <table:table-cell office:value-type="float" office:value="0.281533">
                <text:p>0.2815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48385">
                <text:p>0.0748385</text:p>
              </table:table-cell>
              <table:table-cell office:value-type="float" office:value="0.298275">
                <text:p>0.2982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66937">
                <text:p>0.0966937</text:p>
              </table:table-cell>
              <table:table-cell office:value-type="float" office:value="0.483316">
                <text:p>0.483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6931">
                <text:p>0.116931</text:p>
              </table:table-cell>
              <table:table-cell office:value-type="float" office:value="0.173289">
                <text:p>0.173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2965">
                <text:p>0.152965</text:p>
              </table:table-cell>
              <table:table-cell office:value-type="float" office:value="0.768953">
                <text:p>0.7689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196">
                <text:p>0.215196</text:p>
              </table:table-cell>
              <table:table-cell office:value-type="float" office:value="0.675676">
                <text:p>0.675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236">
                <text:p>0.260236</text:p>
              </table:table-cell>
              <table:table-cell office:value-type="float" office:value="0.251692">
                <text:p>0.251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7606">
                <text:p>0.287606</text:p>
              </table:table-cell>
              <table:table-cell office:value-type="float" office:value="0.270161">
                <text:p>0.270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798">
                <text:p>0.354798</text:p>
              </table:table-cell>
              <table:table-cell office:value-type="float" office:value="0.880171">
                <text:p>0.8801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9057">
                <text:p>0.429057</text:p>
              </table:table-cell>
              <table:table-cell office:value-type="float" office:value="0.252584">
                <text:p>0.252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182">
                <text:p>0.474182</text:p>
              </table:table-cell>
              <table:table-cell office:value-type="float" office:value="0.310513">
                <text:p>0.3105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4052">
                <text:p>0.524052</text:p>
              </table:table-cell>
              <table:table-cell office:value-type="float" office:value="0.35756">
                <text:p>0.35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167">
                <text:p>0.579167</text:p>
              </table:table-cell>
              <table:table-cell office:value-type="float" office:value="0.38324">
                <text:p>0.38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14476">
                <text:p>0.714476</text:p>
              </table:table-cell>
              <table:table-cell office:value-type="float" office:value="1.36648">
                <text:p>1.36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015">
                <text:p>0.864015</text:p>
              </table:table-cell>
              <table:table-cell office:value-type="float" office:value="0.490234">
                <text:p>0.490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4885">
                <text:p>0.954885</text:p>
              </table:table-cell>
              <table:table-cell office:value-type="float" office:value="0.422415">
                <text:p>0.422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31">
                <text:p>1.05531</text:p>
              </table:table-cell>
              <table:table-cell office:value-type="float" office:value="0.425383">
                <text:p>0.4253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63">
                <text:p>1.1663</text:p>
              </table:table-cell>
              <table:table-cell office:value-type="float" office:value="0.521039">
                <text:p>0.521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896">
                <text:p>1.28896</text:p>
              </table:table-cell>
              <table:table-cell office:value-type="float" office:value="0.516689">
                <text:p>0.516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317">
                <text:p>1.50317</text:p>
              </table:table-cell>
              <table:table-cell office:value-type="float" office:value="1.13968">
                <text:p>1.13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598">
                <text:p>1.83598</text:p>
              </table:table-cell>
              <table:table-cell office:value-type="float" office:value="1.15169">
                <text:p>1.151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514">
                <text:p>2.12514</text:p>
              </table:table-cell>
              <table:table-cell office:value-type="float" office:value="0.593914">
                <text:p>0.593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4863">
                <text:p>2.34863</text:p>
              </table:table-cell>
              <table:table-cell office:value-type="float" office:value="0.669784">
                <text:p>0.669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3895">
                <text:p>2.73895</text:p>
              </table:table-cell>
              <table:table-cell office:value-type="float" office:value="1.23064">
                <text:p>1.23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537">
                <text:p>3.34537</text:p>
              </table:table-cell>
              <table:table-cell office:value-type="float" office:value="0.9477">
                <text:p>0.9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604">
                <text:p>4.08604</text:p>
              </table:table-cell>
              <table:table-cell office:value-type="float" office:value="0.744977">
                <text:p>0.744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9071">
                <text:p>4.99071</text:p>
              </table:table-cell>
              <table:table-cell office:value-type="float" office:value="0.5679">
                <text:p>0.56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7672">
                <text:p>5.77672</text:p>
              </table:table-cell>
              <table:table-cell office:value-type="float" office:value="0.188561">
                <text:p>0.1885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8425">
                <text:p>6.38425</text:p>
              </table:table-cell>
              <table:table-cell office:value-type="float" office:value="0.149114">
                <text:p>0.149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4525">
                <text:p>7.44525</text:p>
              </table:table-cell>
              <table:table-cell office:value-type="float" office:value="0.167173">
                <text:p>0.167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366">
                <text:p>9.09366</text:p>
              </table:table-cell>
              <table:table-cell office:value-type="float" office:value="0.0633719">
                <text:p>0.06337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1">
                <text:p>10.8091</text:p>
              </table:table-cell>
              <table:table-cell office:value-type="float" office:value="0.0166358">
                <text:p>0.0166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7293">
                <text:p>12.7293</text:p>
              </table:table-cell>
              <table:table-cell office:value-type="float" office:value="0.00566075">
                <text:p>0.00566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3792">
                <text:p>14.3792</text:p>
              </table:table-cell>
              <table:table-cell office:value-type="float" office:value="0.000606252">
                <text:p>0.0006062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254">
                <text:p>16.1254</text:p>
              </table:table-cell>
              <table:table-cell office:value-type="float" office:value="0.000559231">
                <text:p>0.000559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864">
                <text:p>18.4864</text:p>
              </table:table-cell>
              <table:table-cell office:value-type="float" office:value="0.000103327">
                <text:p>0.000103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